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solid" draw:fill-color="#0563c1" loext:decorative="false"/>
    </style:style>
    <style:style style:name="gr3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000000" loext:decorative="false"/>
    </style:style>
    <style:style style:name="gr6" style:family="graphic" style:parent-style-name="standard">
      <style:graphic-properties draw:stroke="none" draw:fill="solid" draw:fill-color="#e3e3e3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3pt" style:font-size-asian="13pt" style:font-size-complex="13pt"/>
    </style:style>
    <style:style style:name="P3" style:family="paragraph">
      <loext:graphic-properties draw:fill="solid" draw:fill-color="#0563c1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e3e3e3"/>
    </style:style>
    <style:style style:name="T1" style:family="text">
      <style:text-properties fo:color="#000000" loext:opacity="100%" style:font-name="TimesNewRoman" fo:font-size="13pt" fo:font-weight="normal" style:font-name-asian="TimesNewRoman" style:font-size-asian="13pt" style:font-weight-asian="normal" style:font-name-complex="TimesNewRoman" style:font-size-complex="13pt" style:font-weight-complex="normal"/>
    </style:style>
    <style:style style:name="T2" style:family="text">
      <style:text-properties fo:color="#000000" loext:opacity="100%" style:font-name="TimesNewRoman" fo:font-size="13pt" fo:font-weight="bold" style:font-name-asian="TimesNewRoman" style:font-size-asian="13pt" style:font-weight-asian="bold" style:font-name-complex="TimesNewRoman" style:font-size-complex="13pt" style:font-weight-complex="bold"/>
    </style:style>
    <style:style style:name="T3" style:family="text">
      <style:text-properties fo:color="#0563c1" loext:opacity="100%" style:font-name="TimesNewRoman" fo:font-size="13pt" fo:font-weight="normal" style:font-name-asian="TimesNewRoman" style:font-size-asian="13pt" style:font-weight-asian="normal" style:font-name-complex="TimesNewRoman" style:font-size-complex="13pt" style:font-weight-complex="normal"/>
    </style:style>
    <style:style style:name="T4" style:family="text">
      <style:text-properties fo:color="#000000" loext:opacity="100%" style:font-name="TimesNewRoman" fo:font-size="13pt" fo:font-style="italic" fo:font-weight="normal" style:font-name-asian="TimesNewRoman" style:font-size-asian="13pt" style:font-style-asian="italic" style:font-weight-asian="normal" style:font-name-complex="TimesNewRoman" style:font-size-complex="13pt" style:font-style-complex="italic" style:font-weight-complex="normal"/>
    </style:style>
    <style:style style:name="T5" style:family="text">
      <style:text-properties fo:color="#000000" loext:opacity="100%" style:font-name="TimesNewRoman" fo:font-size="13pt" fo:font-style="italic" fo:font-weight="bold" style:font-name-asian="TimesNewRoman" style:font-size-asian="13pt" style:font-style-asian="italic" style:font-weight-asian="bold" style:font-name-complex="TimesNewRoman" style:font-size-complex="13pt" style:font-style-complex="italic" style:font-weight-complex="bold"/>
    </style:style>
    <style:style style:name="T6" style:family="text">
      <style:text-properties fo:color="#000000" loext:opacity="100%" style:font-name="Arial" fo:font-size="9.89999961853027pt" fo:font-weight="normal" style:font-name-asian="Arial" style:font-size-asian="9.89999961853027pt" style:font-weight-asian="normal" style:font-name-complex="Arial" style:font-size-complex="9.8999996185302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56cm" svg:height="0.505cm" svg:x="19.104cm" svg:y="2.62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5.019cm" svg:height="0.505cm" svg:x="8.392cm" svg:y="3.374cm">
          <draw:text-box>
            <text:p text:style-name="P1"><text:span text:style-name="T2">CURRICULUM VITAE <text:s/></text:span></text:p>
          </draw:text-box>
        </draw:frame>
        <draw:frame draw:style-name="gr1" draw:text-style-name="P2" draw:layer="layout" svg:width="6.035cm" svg:height="0.505cm" svg:x="2.515cm" svg:y="4.225cm">
          <draw:text-box>
            <text:p text:style-name="P1"><text:span text:style-name="T2">CONTACT INFORMATION <text:s/></text:span></text:p>
          </draw:text-box>
        </draw:frame>
        <draw:frame draw:style-name="gr1" draw:text-style-name="P2" draw:layer="layout" svg:width="4.163cm" svg:height="0.505cm" svg:x="2.515cm" svg:y="5.076cm">
          <draw:text-box>
            <text:p text:style-name="P1"><text:span text:style-name="T1">Akandwanaho Arnold </text:span></text:p>
          </draw:text-box>
        </draw:frame>
        <draw:frame draw:style-name="gr1" draw:text-style-name="P2" draw:layer="layout" svg:width="7.224cm" svg:height="0.505cm" svg:x="2.515cm" svg:y="5.647cm">
          <draw:text-box>
            <text:p text:style-name="P1"><text:span text:style-name="T1">Sir Apollo kagwa Road Makerere <text:s/>Hill </text:span></text:p>
          </draw:text-box>
        </draw:frame>
        <draw:frame draw:style-name="gr1" draw:text-style-name="P2" draw:layer="layout" svg:width="6.585cm" svg:height="0.505cm" svg:x="2.515cm" svg:y="6.502cm">
          <draw:text-box>
            <text:p text:style-name="P1"><text:span text:style-name="T1">+256762373813 / +256 702468643 </text:span></text:p>
          </draw:text-box>
        </draw:frame>
        <draw:polygon draw:style-name="gr2" draw:text-style-name="P3" draw:layer="layout" svg:width="6.749cm" svg:height="0.021cm" svg:x="2.532cm" svg:y="7.527cm" svg:viewBox="0 0 6750 22" draw:points="0,22 6750,22 6750,0 0,0">
          <text:p/>
        </draw:polygon>
        <draw:frame draw:style-name="gr1" draw:text-style-name="P2" draw:layer="layout" svg:width="6.958cm" svg:height="0.505cm" svg:x="2.532cm" svg:y="7.069cm">
          <draw:text-box>
            <text:p text:style-name="P1"><text:span text:style-name="T3">arnoldakandwanaho731@gmail.com</text:span><text:span text:style-name="T1"> <text:s/></text:span></text:p>
          </draw:text-box>
        </draw:frame>
        <draw:frame draw:style-name="gr1" draw:text-style-name="P2" draw:layer="layout" svg:width="0.456cm" svg:height="0.505cm" svg:x="19.104cm" svg:y="7.967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2.479cm" svg:height="0.505cm" svg:x="2.515cm" svg:y="8.713cm">
          <draw:text-box>
            <text:p text:style-name="P1"><text:span text:style-name="T2">BIO DATA <text:s/></text:span></text:p>
          </draw:text-box>
        </draw:frame>
        <draw:frame draw:style-name="gr1" draw:text-style-name="P2" draw:layer="layout" svg:width="8.236cm" svg:height="0.505cm" svg:x="2.515cm" svg:y="9.564cm">
          <draw:text-box>
            <text:p text:style-name="P1"><text:span text:style-name="T2">Name and Title: </text:span><text:span text:style-name="T1">Mr. Akandwanaho Arnold </text:span></text:p>
          </draw:text-box>
        </draw:frame>
        <draw:frame draw:style-name="gr1" draw:text-style-name="P2" draw:layer="layout" svg:width="5.141cm" svg:height="0.505cm" svg:x="2.515cm" svg:y="10.135cm">
          <draw:text-box>
            <text:p text:style-name="P1"><text:span text:style-name="T2">Date of Birth: </text:span><text:span text:style-name="T1">05/05/1999 <text:s/></text:span></text:p>
          </draw:text-box>
        </draw:frame>
        <draw:frame draw:style-name="gr1" draw:text-style-name="P2" draw:layer="layout" svg:width="4.324cm" svg:height="0.505cm" svg:x="2.515cm" svg:y="10.703cm">
          <draw:text-box>
            <text:p text:style-name="P1"><text:span text:style-name="T2">Nationality: </text:span><text:span text:style-name="T1">Ugandan <text:s/></text:span></text:p>
          </draw:text-box>
        </draw:frame>
        <draw:frame draw:style-name="gr1" draw:text-style-name="P2" draw:layer="layout" svg:width="2.114cm" svg:height="0.505cm" svg:x="2.515cm" svg:y="11.27cm">
          <draw:text-box>
            <text:p text:style-name="P1"><text:span text:style-name="T2">Sex: </text:span><text:span text:style-name="T1">Male <text:s/></text:span></text:p>
          </draw:text-box>
        </draw:frame>
        <draw:frame draw:style-name="gr1" draw:text-style-name="P2" draw:layer="layout" svg:width="7.343cm" svg:height="0.505cm" svg:x="2.515cm" svg:y="11.841cm">
          <draw:text-box>
            <text:p text:style-name="P1"><text:span text:style-name="T2">Telephone: </text:span><text:span text:style-name="T1">0762373813 / 0702468643 </text:span></text:p>
          </draw:text-box>
        </draw:frame>
        <draw:frame draw:style-name="gr1" draw:text-style-name="P2" draw:layer="layout" svg:width="12.291cm" svg:height="0.505cm" svg:x="2.515cm" svg:y="12.409cm">
          <draw:text-box>
            <text:p text:style-name="P1"><text:span text:style-name="T2">Address: </text:span><text:span text:style-name="T1">Sir Apollo Kagwa road Makerere Hill Kampala District <text:s/></text:span></text:p>
          </draw:text-box>
        </draw:frame>
        <draw:polygon draw:style-name="gr2" draw:text-style-name="P3" draw:layer="layout" svg:width="6.753cm" svg:height="0.021cm" svg:x="3.95cm" svg:y="13.434cm" svg:viewBox="0 0 6754 22" draw:points="0,22 6754,22 6754,0 0,0">
          <text:p/>
        </draw:polygon>
        <draw:frame draw:style-name="gr1" draw:text-style-name="P2" draw:layer="layout" svg:width="8.389cm" svg:height="0.505cm" svg:x="2.515cm" svg:y="12.976cm">
          <draw:text-box>
            <text:p text:style-name="P1"><text:span text:style-name="T2">Email: </text:span><text:span text:style-name="T3">arnoldakandwanaho731@gmail.com</text:span><text:span text:style-name="T1"> <text:s/></text:span></text:p>
          </draw:text-box>
        </draw:frame>
        <draw:frame draw:style-name="gr1" draw:text-style-name="P2" draw:layer="layout" svg:width="0.456cm" svg:height="0.505cm" svg:x="19.172cm" svg:y="13.975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6.543cm" svg:height="0.505cm" svg:x="2.515cm" svg:y="14.619cm">
          <draw:text-box>
            <text:p text:style-name="P1"><text:span text:style-name="T2">PROFESSIONAL OBJECTIVE <text:s/></text:span></text:p>
          </draw:text-box>
        </draw:frame>
        <draw:frame draw:style-name="gr1" draw:text-style-name="P2" draw:layer="layout" svg:width="14.882cm" svg:height="0.505cm" svg:x="2.515cm" svg:y="15.474cm">
          <draw:text-box>
            <text:p text:style-name="P1"><text:span text:style-name="T1">A dedicated and results-driven professional known for unwavering commitment, </text:span></text:p>
          </draw:text-box>
        </draw:frame>
        <draw:frame draw:style-name="gr1" draw:text-style-name="P2" draw:layer="layout" svg:width="16.478cm" svg:height="0.505cm" svg:x="2.532cm" svg:y="16.042cm">
          <draw:text-box>
            <text:p text:style-name="P1"><text:span text:style-name="T1">innovative thinking, and exceptional efficiency. I excel in multitasking and am inherently </text:span></text:p>
          </draw:text-box>
        </draw:frame>
        <draw:frame draw:style-name="gr1" draw:text-style-name="P2" draw:layer="layout" svg:width="15.513cm" svg:height="0.505cm" svg:x="2.532cm" svg:y="16.609cm">
          <draw:text-box>
            <text:p text:style-name="P1"><text:span text:style-name="T1">self-driven. I thrive on challenges, displaying an insatiable eagerness to acquire new </text:span></text:p>
          </draw:text-box>
        </draw:frame>
        <draw:frame draw:style-name="gr1" draw:text-style-name="P2" draw:layer="layout" svg:width="15.416cm" svg:height="0.505cm" svg:x="2.532cm" svg:y="17.176cm">
          <draw:text-box>
            <text:p text:style-name="P1"><text:span text:style-name="T1">skills. My adaptability to diverse environments is complemented by a keen sense of </text:span></text:p>
          </draw:text-box>
        </draw:frame>
        <draw:frame draw:style-name="gr1" draw:text-style-name="P2" draw:layer="layout" svg:width="15.276cm" svg:height="0.505cm" svg:x="2.532cm" svg:y="17.743cm">
          <draw:text-box>
            <text:p text:style-name="P1"><text:span text:style-name="T1">responsibility, punctuality, and outstanding interpersonal skills. My ability to work </text:span></text:p>
          </draw:text-box>
        </draw:frame>
        <draw:frame draw:style-name="gr1" draw:text-style-name="P2" draw:layer="layout" svg:width="15.276cm" svg:height="0.505cm" svg:x="2.532cm" svg:y="18.311cm">
          <draw:text-box>
            <text:p text:style-name="P1"><text:span text:style-name="T1">independently with minimal supervision underscores my commitment to achieving </text:span></text:p>
          </draw:text-box>
        </draw:frame>
        <draw:frame draw:style-name="gr1" draw:text-style-name="P2" draw:layer="layout" svg:width="4.036cm" svg:height="0.505cm" svg:x="2.532cm" svg:y="18.878cm">
          <draw:text-box>
            <text:p text:style-name="P1"><text:span text:style-name="T1">organizational goals. <text:s/></text:span></text:p>
          </draw:text-box>
        </draw:frame>
        <draw:frame draw:style-name="gr1" draw:text-style-name="P2" draw:layer="layout" svg:width="0.456cm" svg:height="0.505cm" svg:x="19.104cm" svg:y="19.771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4.917cm" svg:height="0.505cm" svg:x="2.515cm" svg:y="20.522cm">
          <draw:text-box>
            <text:p text:style-name="P1"><text:span text:style-name="T2">CAREER OBJECTIVE <text:s/></text:span></text:p>
          </draw:text-box>
        </draw:frame>
        <draw:frame draw:style-name="gr1" draw:text-style-name="P2" draw:layer="layout" svg:width="15.234cm" svg:height="0.505cm" svg:x="2.515cm" svg:y="21.377cm">
          <draw:text-box>
            <text:p text:style-name="P1"><text:span text:style-name="T1">To strategically leverage my honed skills and capitalize on available resources and </text:span></text:p>
          </draw:text-box>
        </draw:frame>
        <draw:frame draw:style-name="gr1" draw:text-style-name="P2" draw:layer="layout" svg:width="15.06cm" svg:height="0.505cm" svg:x="2.532cm" svg:y="21.944cm">
          <draw:text-box>
            <text:p text:style-name="P1"><text:span text:style-name="T1">opportunities within the technical domain. My goal is to actively contribute to the </text:span></text:p>
          </draw:text-box>
        </draw:frame>
        <draw:frame draw:style-name="gr1" draw:text-style-name="P2" draw:layer="layout" svg:width="15.526cm" svg:height="0.505cm" svg:x="2.532cm" svg:y="22.511cm">
          <draw:text-box>
            <text:p text:style-name="P1"><text:span text:style-name="T1">advancement of the technical field by fostering a learning-centric environment. I am </text:span></text:p>
          </draw:text-box>
        </draw:frame>
        <draw:frame draw:style-name="gr1" draw:text-style-name="P2" draw:layer="layout" svg:width="16.262cm" svg:height="0.505cm" svg:x="2.532cm" svg:y="23.078cm">
          <draw:text-box>
            <text:p text:style-name="P1"><text:span text:style-name="T1">dedicated to creating an atmosphere that not only benefits individuals but also facilitates </text:span></text:p>
          </draw:text-box>
        </draw:frame>
        <draw:frame draw:style-name="gr1" draw:text-style-name="P2" draw:layer="layout" svg:width="16.491cm" svg:height="0.505cm" svg:x="2.532cm" svg:y="23.646cm">
          <draw:text-box>
            <text:p text:style-name="P1"><text:span text:style-name="T1">collective growth. My professional pursuits are characterized by a serious commitment to </text:span></text:p>
          </draw:text-box>
        </draw:frame>
        <draw:frame draw:style-name="gr1" draw:text-style-name="P2" draw:layer="layout" svg:width="15.361cm" svg:height="0.505cm" svg:x="2.532cm" svg:y="24.213cm">
          <draw:text-box>
            <text:p text:style-name="P1"><text:span text:style-name="T1">excellence and an unwavering focus on the progressive development of the broader </text:span></text:p>
          </draw:text-box>
        </draw:frame>
        <draw:line draw:style-name="gr3" draw:text-style-name="P4" draw:layer="layout" svg:x1="2.54cm" svg:y1="3.017cm" svg:x2="19.103cm" svg:y2="3.017cm">
          <text:p/>
        </draw:line>
        <draw:line draw:style-name="gr3" draw:text-style-name="P4" draw:layer="layout" svg:x1="2.54cm" svg:y1="8.354cm" svg:x2="19.103cm" svg:y2="8.354cm">
          <text:p/>
        </draw:line>
        <draw:line draw:style-name="gr3" draw:text-style-name="P4" draw:layer="layout" svg:x1="2.605cm" svg:y1="14.361cm" svg:x2="19.168cm" svg:y2="14.361cm">
          <text:p/>
        </draw:line>
        <draw:line draw:style-name="gr3" draw:text-style-name="P4" draw:layer="layout" svg:x1="2.54cm" svg:y1="20.159cm" svg:x2="19.103cm" svg:y2="20.159cm">
          <text:p/>
        </draw:line>
        <draw:frame draw:style-name="gr1" draw:text-style-name="P2" draw:layer="layout" svg:width="4.189cm" svg:height="0.505cm" svg:x="2.532cm" svg:y="24.776cm">
          <draw:text-box>
            <text:p text:style-name="P1"><text:span text:style-name="T1">technical community. 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456cm" svg:height="0.505cm" svg:x="19.104cm" svg:y="2.62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7.127cm" svg:height="0.505cm" svg:x="2.515cm" svg:y="3.378cm">
          <draw:text-box>
            <text:p text:style-name="P1"><text:span text:style-name="T2">EDUCATIONAL BACKGROUND <text:s/></text:span></text:p>
          </draw:text-box>
        </draw:frame>
        <draw:frame draw:style-name="gr1" draw:text-style-name="P2" draw:layer="layout" svg:width="2.517cm" svg:height="0.505cm" svg:x="2.515cm" svg:y="4.229cm">
          <draw:text-box>
            <text:p text:style-name="P1"><text:span text:style-name="T2">2020 – 2023 <text:s/></text:span></text:p>
          </draw:text-box>
        </draw:frame>
        <draw:frame draw:style-name="gr1" draw:text-style-name="P2" draw:layer="layout" svg:width="5.929cm" svg:height="0.505cm" svg:x="2.515cm" svg:y="4.796cm">
          <draw:text-box>
            <text:p text:style-name="P1"><text:span text:style-name="T4">Makerere University, Kampala <text:s/></text:span></text:p>
          </draw:text-box>
        </draw:frame>
        <draw:frame draw:style-name="gr1" draw:text-style-name="P2" draw:layer="layout" svg:width="9.383cm" svg:height="0.505cm" svg:x="2.515cm" svg:y="5.368cm">
          <draw:text-box>
            <text:p text:style-name="P1"><text:span text:style-name="T1">Bachelor of Information Systems and Technology <text:s/></text:span></text:p>
          </draw:text-box>
        </draw:frame>
        <draw:frame draw:style-name="gr1" draw:text-style-name="P2" draw:layer="layout" svg:width="2.436cm" svg:height="0.505cm" svg:x="2.515cm" svg:y="6.219cm">
          <draw:text-box>
            <text:p text:style-name="P1"><text:span text:style-name="T2">2018 - 2019 <text:s/></text:span></text:p>
          </draw:text-box>
        </draw:frame>
        <draw:frame draw:style-name="gr1" draw:text-style-name="P2" draw:layer="layout" svg:width="6.614cm" svg:height="0.505cm" svg:x="2.515cm" svg:y="6.79cm">
          <draw:text-box>
            <text:p text:style-name="P1"><text:span text:style-name="T4">Bishop Ogez High School Bushenyi </text:span></text:p>
          </draw:text-box>
        </draw:frame>
        <draw:frame draw:style-name="gr1" draw:text-style-name="P2" draw:layer="layout" svg:width="10.615cm" svg:height="0.505cm" svg:x="2.515cm" svg:y="7.362cm">
          <draw:text-box>
            <text:p text:style-name="P1"><text:span text:style-name="T1">Uganda Advanced Certificate of Examination (U.A.C.E) <text:s/></text:span></text:p>
          </draw:text-box>
        </draw:frame>
        <draw:frame draw:style-name="gr1" draw:text-style-name="P2" draw:layer="layout" svg:width="2.517cm" svg:height="0.505cm" svg:x="2.515cm" svg:y="8.212cm">
          <draw:text-box>
            <text:p text:style-name="P1"><text:span text:style-name="T2">2014 – 2017 <text:s/></text:span></text:p>
          </draw:text-box>
        </draw:frame>
        <draw:frame draw:style-name="gr1" draw:text-style-name="P2" draw:layer="layout" svg:width="6.614cm" svg:height="0.505cm" svg:x="2.515cm" svg:y="8.781cm">
          <draw:text-box>
            <text:p text:style-name="P1"><text:span text:style-name="T4">Bishop Ogez High School Bushenyi </text:span></text:p>
          </draw:text-box>
        </draw:frame>
        <draw:frame draw:style-name="gr1" draw:text-style-name="P2" draw:layer="layout" svg:width="7.719cm" svg:height="0.505cm" svg:x="2.515cm" svg:y="9.356cm">
          <draw:text-box>
            <text:p text:style-name="P1"><text:span text:style-name="T1">Uganda Certificate of Education (U.C.E) <text:s/></text:span></text:p>
          </draw:text-box>
        </draw:frame>
        <draw:frame draw:style-name="gr1" draw:text-style-name="P2" draw:layer="layout" svg:width="2.402cm" svg:height="0.505cm" svg:x="2.515cm" svg:y="10.207cm">
          <draw:text-box>
            <text:p text:style-name="P1"><text:span text:style-name="T2">2006 – 2013 </text:span></text:p>
          </draw:text-box>
        </draw:frame>
        <draw:frame draw:style-name="gr1" draw:text-style-name="P2" draw:layer="layout" svg:width="5.852cm" svg:height="0.505cm" svg:x="2.515cm" svg:y="10.775cm">
          <draw:text-box>
            <text:p text:style-name="P1"><text:span text:style-name="T1">Ijumo Premier Primary School <text:s/></text:span></text:p>
          </draw:text-box>
        </draw:frame>
        <draw:frame draw:style-name="gr1" draw:text-style-name="P2" draw:layer="layout" svg:width="7.224cm" svg:height="0.505cm" svg:x="2.515cm" svg:y="11.346cm">
          <draw:text-box>
            <text:p text:style-name="P1"><text:span text:style-name="T1">Primary Leaving Examination (P.L.E) <text:s/></text:span></text:p>
          </draw:text-box>
        </draw:frame>
        <draw:frame draw:style-name="gr1" draw:text-style-name="P2" draw:layer="layout" svg:width="0.456cm" svg:height="0.505cm" svg:x="19.104cm" svg:y="12.24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3.228cm" svg:height="0.505cm" svg:x="2.515cm" svg:y="12.993cm">
          <draw:text-box>
            <text:p text:style-name="P1"><text:span text:style-name="T2">EXPERIENCE <text:s/></text:span></text:p>
          </draw:text-box>
        </draw:frame>
        <draw:frame draw:style-name="gr1" draw:text-style-name="P2" draw:layer="layout" svg:width="9.789cm" svg:height="0.505cm" svg:x="2.541cm" svg:y="13.844cm">
          <draw:text-box>
            <text:p text:style-name="P1"><text:span text:style-name="T5">Computing Palace Technologies (May – July 2022) </text:span></text:p>
          </draw:text-box>
        </draw:frame>
        <draw:frame draw:style-name="gr1" draw:text-style-name="P2" draw:layer="layout" svg:width="1.424cm" svg:height="0.505cm" svg:x="2.541cm" svg:y="14.416cm">
          <draw:text-box>
            <text:p text:style-name="P1"><text:span text:style-name="T5">Intern <text:s/></text:span></text:p>
          </draw:text-box>
        </draw:frame>
        <draw:frame draw:style-name="gr1" draw:text-style-name="P2" draw:layer="layout" svg:width="8.016cm" svg:height="0.505cm" svg:x="2.515cm" svg:y="15.267cm">
          <draw:text-box>
            <text:p text:style-name="P1"><text:span text:style-name="T2">Key Achievements and Responsibilities: <text:s/></text:span></text:p>
          </draw:text-box>
        </draw:frame>
        <draw:frame draw:style-name="gr4" draw:text-style-name="P5" draw:layer="layout" svg:width="0.35cm" svg:height="0.395cm" svg:x="3.176cm" svg:y="16.211cm">
          <draw:text-box>
            <text:p text:style-name="P1"><text:span text:style-name="T6">• </text:span></text:p>
          </draw:text-box>
        </draw:frame>
        <draw:frame draw:style-name="gr1" draw:text-style-name="P2" draw:layer="layout" svg:width="14.798cm" svg:height="0.505cm" svg:x="3.811cm" svg:y="16.122cm">
          <draw:text-box>
            <text:p text:style-name="P1"><text:span text:style-name="T2">Hardware Maintenance</text:span><text:span text:style-name="T1">: Executed proficient hardware repair and maintenance </text:span></text:p>
          </draw:text-box>
        </draw:frame>
        <draw:frame draw:style-name="gr1" draw:text-style-name="P2" draw:layer="layout" svg:width="14.836cm" svg:height="0.505cm" svg:x="3.811cm" svg:y="16.689cm">
          <draw:text-box>
            <text:p text:style-name="P1"><text:span text:style-name="T1">procedures for clients' computers, ensuring optimal functionality and reliability. <text:s/></text:span></text:p>
          </draw:text-box>
        </draw:frame>
        <draw:frame draw:style-name="gr4" draw:text-style-name="P5" draw:layer="layout" svg:width="0.35cm" svg:height="0.395cm" svg:x="3.176cm" svg:y="17.634cm">
          <draw:text-box>
            <text:p text:style-name="P1"><text:span text:style-name="T6">• </text:span></text:p>
          </draw:text-box>
        </draw:frame>
        <draw:frame draw:style-name="gr1" draw:text-style-name="P2" draw:layer="layout" svg:width="14.544cm" svg:height="0.505cm" svg:x="3.811cm" svg:y="17.544cm">
          <draw:text-box>
            <text:p text:style-name="P1"><text:span text:style-name="T2">Graphic Design Leadership</text:span><text:span text:style-name="T1">: Led a dynamic team in fulfilling clients' graphic </text:span></text:p>
          </draw:text-box>
        </draw:frame>
        <draw:frame draw:style-name="gr1" draw:text-style-name="P2" draw:layer="layout" svg:width="14.438cm" svg:height="0.505cm" svg:x="3.811cm" svg:y="18.112cm">
          <draw:text-box>
            <text:p text:style-name="P1"><text:span text:style-name="T1">design orders, including business cards, brochures, and posters, demonstrating </text:span></text:p>
          </draw:text-box>
        </draw:frame>
        <draw:frame draw:style-name="gr1" draw:text-style-name="P2" draw:layer="layout" svg:width="6.157cm" svg:height="0.505cm" svg:x="3.811cm" svg:y="18.675cm">
          <draw:text-box>
            <text:p text:style-name="P1"><text:span text:style-name="T1">creativity and attention to detail. <text:s/></text:span></text:p>
          </draw:text-box>
        </draw:frame>
        <draw:frame draw:style-name="gr4" draw:text-style-name="P5" draw:layer="layout" svg:width="0.35cm" svg:height="0.395cm" svg:x="3.176cm" svg:y="19.619cm">
          <draw:text-box>
            <text:p text:style-name="P1"><text:span text:style-name="T6">• </text:span></text:p>
          </draw:text-box>
        </draw:frame>
        <draw:frame draw:style-name="gr1" draw:text-style-name="P2" draw:layer="layout" svg:width="15.132cm" svg:height="0.505cm" svg:x="3.811cm" svg:y="19.53cm">
          <draw:text-box>
            <text:p text:style-name="P1"><text:span text:style-name="T2">Web Development and Database Management</text:span><text:span text:style-name="T1">: Developed responsive websites </text:span></text:p>
          </draw:text-box>
        </draw:frame>
        <draw:frame draw:style-name="gr1" draw:text-style-name="P2" draw:layer="layout" svg:width="13.303cm" svg:height="0.505cm" svg:x="3.811cm" svg:y="20.098cm">
          <draw:text-box>
            <text:p text:style-name="P1"><text:span text:style-name="T1">for clients and implemented efficient database solutions, enhancing user </text:span></text:p>
          </draw:text-box>
        </draw:frame>
        <draw:frame draw:style-name="gr1" draw:text-style-name="P2" draw:layer="layout" svg:width="8.621cm" svg:height="0.505cm" svg:x="3.811cm" svg:y="20.665cm">
          <draw:text-box>
            <text:p text:style-name="P1"><text:span text:style-name="T1">experience and data management capabilities. <text:s/></text:span></text:p>
          </draw:text-box>
        </draw:frame>
        <draw:frame draw:style-name="gr4" draw:text-style-name="P5" draw:layer="layout" svg:width="0.35cm" svg:height="0.395cm" svg:x="3.176cm" svg:y="21.61cm">
          <draw:text-box>
            <text:p text:style-name="P1"><text:span text:style-name="T6">• </text:span></text:p>
          </draw:text-box>
        </draw:frame>
        <draw:frame draw:style-name="gr1" draw:text-style-name="P2" draw:layer="layout" svg:width="14.789cm" svg:height="0.505cm" svg:x="3.811cm" svg:y="21.521cm">
          <draw:text-box>
            <text:p text:style-name="P1"><text:span text:style-name="T2">Project Management</text:span><text:span text:style-name="T1">: Orchestrated and facilitated group meetings to strategize </text:span></text:p>
          </draw:text-box>
        </draw:frame>
        <draw:frame draw:style-name="gr1" draw:text-style-name="P2" draw:layer="layout" svg:width="14.946cm" svg:height="0.505cm" svg:x="3.811cm" svg:y="22.088cm">
          <draw:text-box>
            <text:p text:style-name="P1"><text:span text:style-name="T1">and deliver high-quality designs, fostering collaboration and creativity within the </text:span></text:p>
          </draw:text-box>
        </draw:frame>
        <draw:frame draw:style-name="gr1" draw:text-style-name="P2" draw:layer="layout" svg:width="1.23cm" svg:height="0.505cm" svg:x="3.811cm" svg:y="22.655cm">
          <draw:text-box>
            <text:p text:style-name="P1"><text:span text:style-name="T1">team. <text:s/></text:span></text:p>
          </draw:text-box>
        </draw:frame>
        <draw:frame draw:style-name="gr4" draw:text-style-name="P5" draw:layer="layout" svg:width="0.35cm" svg:height="0.395cm" svg:x="3.176cm" svg:y="23.595cm">
          <draw:text-box>
            <text:p text:style-name="P1"><text:span text:style-name="T6">• </text:span></text:p>
          </draw:text-box>
        </draw:frame>
        <draw:frame draw:style-name="gr1" draw:text-style-name="P2" draw:layer="layout" svg:width="15.081cm" svg:height="0.505cm" svg:x="3.811cm" svg:y="23.506cm">
          <draw:text-box>
            <text:p text:style-name="P1"><text:span text:style-name="T2">Microsoft Office Proficiency</text:span><text:span text:style-name="T1">: Utilized MS Office tools such as Excel for precise </text:span></text:p>
          </draw:text-box>
        </draw:frame>
        <draw:frame draw:style-name="gr1" draw:text-style-name="P2" draw:layer="layout" svg:width="13.913cm" svg:height="0.505cm" svg:x="3.811cm" svg:y="24.073cm">
          <draw:text-box>
            <text:p text:style-name="P1"><text:span text:style-name="T1">data entry, Word for comprehensive report preparation, and PowerPoint for </text:span></text:p>
          </draw:text-box>
        </draw:frame>
        <draw:line draw:style-name="gr3" draw:text-style-name="P4" draw:layer="layout" svg:x1="2.54cm" svg:y1="3.017cm" svg:x2="19.103cm" svg:y2="3.017cm">
          <text:p/>
        </draw:line>
        <draw:line draw:style-name="gr3" draw:text-style-name="P4" draw:layer="layout" svg:x1="2.54cm" svg:y1="12.632cm" svg:x2="19.103cm" svg:y2="12.632cm">
          <text:p/>
        </draw:line>
        <draw:frame draw:style-name="gr1" draw:text-style-name="P2" draw:layer="layout" svg:width="7.491cm" svg:height="0.505cm" svg:x="3.811cm" svg:y="24.64cm">
          <draw:text-box>
            <text:p text:style-name="P1"><text:span text:style-name="T1">creating compelling presentation slides. <text:s/></text:span></text:p>
          </draw:text-box>
        </draw:frame>
      </draw:page>
      <draw:page draw:name="page3" draw:style-name="dp1" draw:master-page-name="master-page32">
        <draw:frame draw:style-name="gr1" draw:text-style-name="P2" draw:layer="layout" svg:width="5.421cm" svg:height="0.505cm" svg:x="2.515cm" svg:y="2.586cm">
          <draw:text-box>
            <text:p text:style-name="P1"><text:span text:style-name="T2">Research Project Success: <text:s text:c="2"/></text:span></text:p>
          </draw:text-box>
        </draw:frame>
        <draw:frame draw:style-name="gr4" draw:text-style-name="P5" draw:layer="layout" svg:width="0.35cm" svg:height="0.395cm" svg:x="3.176cm" svg:y="3.531cm">
          <draw:text-box>
            <text:p text:style-name="P1"><text:span text:style-name="T6">• </text:span></text:p>
          </draw:text-box>
        </draw:frame>
        <draw:frame draw:style-name="gr1" draw:text-style-name="P2" draw:layer="layout" svg:width="15.056cm" svg:height="0.505cm" svg:x="3.811cm" svg:y="3.441cm">
          <draw:text-box>
            <text:p text:style-name="P1"><text:span text:style-name="T1">Spearheaded the development of a mobile-based application designed to facilitate </text:span></text:p>
          </draw:text-box>
        </draw:frame>
        <draw:frame draw:style-name="gr1" draw:text-style-name="P2" draw:layer="layout" svg:width="13.722cm" svg:height="0.505cm" svg:x="3.811cm" svg:y="4.009cm">
          <draw:text-box>
            <text:p text:style-name="P1"><text:span text:style-name="T1">seamless communication between Sickle Cell patients and their healthcare </text:span></text:p>
          </draw:text-box>
        </draw:frame>
        <draw:frame draw:style-name="gr1" draw:text-style-name="P2" draw:layer="layout" svg:width="11.491cm" svg:height="0.505cm" svg:x="3.811cm" svg:y="4.576cm">
          <draw:text-box>
            <text:p text:style-name="P1"><text:span text:style-name="T1">providers, showcasing innovation and problem-solving skills. <text:s/></text:span></text:p>
          </draw:text-box>
        </draw:frame>
        <draw:frame draw:style-name="gr1" draw:text-style-name="P2" draw:layer="layout" svg:width="6.187cm" svg:height="0.505cm" svg:x="2.541cm" svg:y="5.427cm">
          <draw:text-box>
            <text:p text:style-name="P1"><text:span text:style-name="T2">Computing palace technologies </text:span></text:p>
          </draw:text-box>
        </draw:frame>
        <draw:frame draw:style-name="gr1" draw:text-style-name="P2" draw:layer="layout" svg:width="5.92cm" svg:height="0.505cm" svg:x="3.811cm" svg:y="5.956cm">
          <draw:text-box>
            <text:p text:style-name="P1"><text:span text:style-name="T5">Volunteer (April to July 2023) <text:s/></text:span></text:p>
          </draw:text-box>
        </draw:frame>
        <draw:frame draw:style-name="gr1" draw:text-style-name="P2" draw:layer="layout" svg:width="2.69cm" svg:height="0.505cm" svg:x="3.811cm" svg:y="6.811cm">
          <draw:text-box>
            <text:p text:style-name="P1"><text:span text:style-name="T1">IT Support in <text:s/></text:span></text:p>
          </draw:text-box>
        </draw:frame>
        <draw:frame draw:style-name="gr1" draw:text-style-name="P2" draw:layer="layout" svg:width="16.165cm" svg:height="0.505cm" svg:x="2.541cm" svg:y="7.662cm">
          <draw:text-box>
            <text:p text:style-name="P1"><text:span text:style-name="T1">Provided technical support to end-users, troubleshooting hardware and software issues. <text:s/></text:span></text:p>
          </draw:text-box>
        </draw:frame>
        <draw:frame draw:style-name="gr1" draw:text-style-name="P2" draw:layer="layout" svg:width="14.107cm" svg:height="0.505cm" svg:x="2.541cm" svg:y="8.191cm">
          <draw:text-box>
            <text:p text:style-name="P1"><text:span text:style-name="T1">Assisted with system upgrades, software installations, and equipment setup. <text:s/></text:span></text:p>
          </draw:text-box>
        </draw:frame>
        <draw:frame draw:style-name="gr1" draw:text-style-name="P2" draw:layer="layout" svg:width="15.162cm" svg:height="0.505cm" svg:x="2.541cm" svg:y="8.721cm">
          <draw:text-box>
            <text:p text:style-name="P1"><text:span text:style-name="T1">Participated in team meetings and training sessions to enhance technical skills and </text:span></text:p>
          </draw:text-box>
        </draw:frame>
        <draw:frame draw:style-name="gr1" draw:text-style-name="P2" draw:layer="layout" svg:width="2.233cm" svg:height="0.505cm" svg:x="2.558cm" svg:y="9.246cm">
          <draw:text-box>
            <text:p text:style-name="P1"><text:span text:style-name="T1">knowledge. </text:span></text:p>
          </draw:text-box>
        </draw:frame>
        <draw:frame draw:style-name="gr1" draw:text-style-name="P2" draw:layer="layout" svg:width="0.456cm" svg:height="0.505cm" svg:x="19.104cm" svg:y="9.818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4.841cm" svg:height="0.505cm" svg:x="2.515cm" svg:y="10.567cm">
          <draw:text-box>
            <text:p text:style-name="P1"><text:span text:style-name="T2">SKILLS DEVELOPED <text:s/></text:span></text:p>
          </draw:text-box>
        </draw:frame>
        <draw:frame draw:style-name="gr4" draw:text-style-name="P5" draw:layer="layout" svg:width="0.35cm" svg:height="0.395cm" svg:x="3.176cm" svg:y="11.512cm">
          <draw:text-box>
            <text:p text:style-name="P1"><text:span text:style-name="T6">• </text:span></text:p>
          </draw:text-box>
        </draw:frame>
        <draw:frame draw:style-name="gr1" draw:text-style-name="P2" draw:layer="layout" svg:width="2.258cm" svg:height="0.505cm" svg:x="3.811cm" svg:y="11.422cm">
          <draw:text-box>
            <text:p text:style-name="P1"><text:span text:style-name="T1">Leadership <text:s/></text:span></text:p>
          </draw:text-box>
        </draw:frame>
        <draw:frame draw:style-name="gr4" draw:text-style-name="P5" draw:layer="layout" svg:width="0.35cm" svg:height="0.395cm" svg:x="3.176cm" svg:y="12.363cm">
          <draw:text-box>
            <text:p text:style-name="P1"><text:span text:style-name="T6">• </text:span></text:p>
          </draw:text-box>
        </draw:frame>
        <draw:frame draw:style-name="gr1" draw:text-style-name="P2" draw:layer="layout" svg:width="7.897cm" svg:height="0.505cm" svg:x="3.811cm" svg:y="12.273cm">
          <draw:text-box>
            <text:p text:style-name="P1"><text:span text:style-name="T1">Web designing and database management <text:s/></text:span></text:p>
          </draw:text-box>
        </draw:frame>
        <draw:frame draw:style-name="gr4" draw:text-style-name="P5" draw:layer="layout" svg:width="0.35cm" svg:height="0.395cm" svg:x="3.176cm" svg:y="13.218cm">
          <draw:text-box>
            <text:p text:style-name="P1"><text:span text:style-name="T6">• </text:span></text:p>
          </draw:text-box>
        </draw:frame>
        <draw:frame draw:style-name="gr1" draw:text-style-name="P2" draw:layer="layout" svg:width="4.354cm" svg:height="0.505cm" svg:x="3.811cm" svg:y="13.128cm">
          <draw:text-box>
            <text:p text:style-name="P1"><text:span text:style-name="T1">Software development <text:s/></text:span></text:p>
          </draw:text-box>
        </draw:frame>
        <draw:frame draw:style-name="gr4" draw:text-style-name="P5" draw:layer="layout" svg:width="0.35cm" svg:height="0.395cm" svg:x="3.176cm" svg:y="14.073cm">
          <draw:text-box>
            <text:p text:style-name="P1"><text:span text:style-name="T6">• </text:span></text:p>
          </draw:text-box>
        </draw:frame>
        <draw:frame draw:style-name="gr1" draw:text-style-name="P2" draw:layer="layout" svg:width="6.411cm" svg:height="0.505cm" svg:x="3.811cm" svg:y="13.983cm">
          <draw:text-box>
            <text:p text:style-name="P1"><text:span text:style-name="T1">Hardware repair and maintenance <text:s/></text:span></text:p>
          </draw:text-box>
        </draw:frame>
        <draw:frame draw:style-name="gr4" draw:text-style-name="P5" draw:layer="layout" svg:width="0.35cm" svg:height="0.395cm" svg:x="3.176cm" svg:y="14.929cm">
          <draw:text-box>
            <text:p text:style-name="P1"><text:span text:style-name="T6">• </text:span></text:p>
          </draw:text-box>
        </draw:frame>
        <draw:frame draw:style-name="gr1" draw:text-style-name="P2" draw:layer="layout" svg:width="3.77cm" svg:height="0.505cm" svg:x="3.811cm" svg:y="14.839cm">
          <draw:text-box>
            <text:p text:style-name="P1"><text:span text:style-name="T1">Graphics designing <text:s/></text:span></text:p>
          </draw:text-box>
        </draw:frame>
        <draw:frame draw:style-name="gr4" draw:text-style-name="P5" draw:layer="layout" svg:width="0.35cm" svg:height="0.395cm" svg:x="3.176cm" svg:y="15.784cm">
          <draw:text-box>
            <text:p text:style-name="P1"><text:span text:style-name="T6">• </text:span></text:p>
          </draw:text-box>
        </draw:frame>
        <draw:frame draw:style-name="gr1" draw:text-style-name="P2" draw:layer="layout" svg:width="4.392cm" svg:height="0.505cm" svg:x="3.811cm" svg:y="15.694cm">
          <draw:text-box>
            <text:p text:style-name="P1"><text:span text:style-name="T1">Microsoft Office skills <text:s/></text:span></text:p>
          </draw:text-box>
        </draw:frame>
        <draw:frame draw:style-name="gr4" draw:text-style-name="P5" draw:layer="layout" svg:width="0.35cm" svg:height="0.395cm" svg:x="3.176cm" svg:y="16.639cm">
          <draw:text-box>
            <text:p text:style-name="P1"><text:span text:style-name="T6">• </text:span></text:p>
          </draw:text-box>
        </draw:frame>
        <draw:frame draw:style-name="gr1" draw:text-style-name="P2" draw:layer="layout" svg:width="3.643cm" svg:height="0.505cm" svg:x="3.811cm" svg:y="16.55cm">
          <draw:text-box>
            <text:p text:style-name="P1"><text:span text:style-name="T1">Time management <text:s/></text:span></text:p>
          </draw:text-box>
        </draw:frame>
        <draw:frame draw:style-name="gr4" draw:text-style-name="P5" draw:layer="layout" svg:width="0.35cm" svg:height="0.395cm" svg:x="3.176cm" svg:y="17.49cm">
          <draw:text-box>
            <text:p text:style-name="P1"><text:span text:style-name="T6">• </text:span></text:p>
          </draw:text-box>
        </draw:frame>
        <draw:frame draw:style-name="gr1" draw:text-style-name="P2" draw:layer="layout" svg:width="3.274cm" svg:height="0.505cm" svg:x="3.811cm" svg:y="17.401cm">
          <draw:text-box>
            <text:p text:style-name="P1"><text:span text:style-name="T1">Problem-solving <text:s/></text:span></text:p>
          </draw:text-box>
        </draw:frame>
        <draw:frame draw:style-name="gr4" draw:text-style-name="P5" draw:layer="layout" svg:width="0.35cm" svg:height="0.395cm" svg:x="3.176cm" svg:y="18.345cm">
          <draw:text-box>
            <text:p text:style-name="P1"><text:span text:style-name="T6">• </text:span></text:p>
          </draw:text-box>
        </draw:frame>
        <draw:frame draw:style-name="gr1" draw:text-style-name="P2" draw:layer="layout" svg:width="3.566cm" svg:height="0.505cm" svg:x="3.811cm" svg:y="18.256cm">
          <draw:text-box>
            <text:p text:style-name="P1"><text:span text:style-name="T1">Task management <text:s/></text:span></text:p>
          </draw:text-box>
        </draw:frame>
        <draw:frame draw:style-name="gr1" draw:text-style-name="P2" draw:layer="layout" svg:width="0.456cm" svg:height="0.505cm" svg:x="19.104cm" svg:y="19.15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6.212cm" svg:height="0.505cm" svg:x="2.515cm" svg:y="19.902cm">
          <draw:text-box>
            <text:p text:style-name="P1"><text:span text:style-name="T2">LANGUAGE PROFICIENCY <text:s/></text:span></text:p>
          </draw:text-box>
        </draw:frame>
        <draw:frame draw:style-name="gr1" draw:text-style-name="P2" draw:layer="layout" svg:width="8.028cm" svg:height="0.505cm" svg:x="2.515cm" svg:y="20.754cm">
          <draw:text-box>
            <text:p text:style-name="P1"><text:span text:style-name="T4">(1=Excellent; 2=Good; 3=Fair; 4=Basic) <text:s/></text:span></text:p>
          </draw:text-box>
        </draw:frame>
        <draw:frame draw:style-name="gr1" draw:text-style-name="P2" draw:layer="layout" svg:width="2.161cm" svg:height="0.505cm" svg:x="2.638cm" svg:y="21.432cm">
          <draw:text-box>
            <text:p text:style-name="P1"><text:span text:style-name="T2">Language <text:s/></text:span></text:p>
          </draw:text-box>
        </draw:frame>
        <draw:frame draw:style-name="gr1" draw:text-style-name="P2" draw:layer="layout" svg:width="1.856cm" svg:height="0.505cm" svg:x="11.174cm" svg:y="21.432cm">
          <draw:text-box>
            <text:p text:style-name="P1"><text:span text:style-name="T2">Reading <text:s/></text:span></text:p>
          </draw:text-box>
        </draw:frame>
        <draw:frame draw:style-name="gr1" draw:text-style-name="P2" draw:layer="layout" svg:width="2.034cm" svg:height="0.505cm" svg:x="14.37cm" svg:y="21.432cm">
          <draw:text-box>
            <text:p text:style-name="P1"><text:span text:style-name="T2">Speaking <text:s/></text:span></text:p>
          </draw:text-box>
        </draw:frame>
        <draw:polygon draw:style-name="gr5" draw:text-style-name="P6" draw:layer="layout" svg:width="0.009cm" svg:height="0.085cm" svg:x="2.574cm" svg:y="21.326cm" svg:viewBox="0 0 10 86" draw:points="0,86 10,86 10,0 0,0">
          <text:p/>
        </draw:polygon>
        <draw:polygon draw:style-name="gr6" draw:text-style-name="P7" draw:layer="layout" svg:width="0.009cm" svg:height="0.025cm" svg:x="2.574cm" svg:y="21.301cm" svg:viewBox="0 0 10 26" draw:points="0,26 10,26 10,0 0,0">
          <text:p/>
        </draw:polygon>
        <draw:polygon draw:style-name="gr6" draw:text-style-name="P7" draw:layer="layout" svg:width="8.471cm" svg:height="0.025cm" svg:x="2.583cm" svg:y="21.301cm" svg:viewBox="0 0 8472 26" draw:points="0,26 8472,26 8472,0 0,0">
          <text:p/>
        </draw:polygon>
        <draw:polygon draw:style-name="gr6" draw:text-style-name="P7" draw:layer="layout" svg:width="0.026cm" svg:height="0.085cm" svg:x="11.105cm" svg:y="21.326cm" svg:viewBox="0 0 27 86" draw:points="0,86 27,86 27,0 0,0">
          <text:p/>
        </draw:polygon>
        <draw:polygon draw:style-name="gr6" draw:text-style-name="P7" draw:layer="layout" svg:width="0.026cm" svg:height="0.085cm" svg:x="11.054cm" svg:y="21.326cm" svg:viewBox="0 0 27 86" draw:points="0,86 27,86 27,0 0,0">
          <text:p/>
        </draw:polygon>
        <draw:polygon draw:style-name="gr6" draw:text-style-name="P7" draw:layer="layout" svg:width="0.026cm" svg:height="0.025cm" svg:x="11.054cm" svg:y="21.301cm" svg:viewBox="0 0 27 26" draw:points="0,26 27,26 27,0 0,0">
          <text:p/>
        </draw:polygon>
        <draw:polygon draw:style-name="gr6" draw:text-style-name="P7" draw:layer="layout" svg:width="3.172cm" svg:height="0.025cm" svg:x="11.08cm" svg:y="21.301cm" svg:viewBox="0 0 3173 26" draw:points="0,26 3173,26 3173,0 0,0">
          <text:p/>
        </draw:polygon>
        <draw:polygon draw:style-name="gr6" draw:text-style-name="P7" draw:layer="layout" svg:width="0.026cm" svg:height="0.085cm" svg:x="14.302cm" svg:y="21.326cm" svg:viewBox="0 0 27 86" draw:points="0,86 27,86 27,0 0,0">
          <text:p/>
        </draw:polygon>
        <draw:polygon draw:style-name="gr6" draw:text-style-name="P7" draw:layer="layout" svg:width="0.026cm" svg:height="0.085cm" svg:x="14.251cm" svg:y="21.326cm" svg:viewBox="0 0 27 86" draw:points="0,86 27,86 27,0 0,0">
          <text:p/>
        </draw:polygon>
        <draw:polygon draw:style-name="gr6" draw:text-style-name="P7" draw:layer="layout" svg:width="0.026cm" svg:height="0.025cm" svg:x="14.251cm" svg:y="21.301cm" svg:viewBox="0 0 27 26" draw:points="0,26 27,26 27,0 0,0">
          <text:p/>
        </draw:polygon>
        <draw:polygon draw:style-name="gr6" draw:text-style-name="P7" draw:layer="layout" svg:width="3.497cm" svg:height="0.025cm" svg:x="14.277cm" svg:y="21.301cm" svg:viewBox="0 0 3498 26" draw:points="0,26 3498,26 3498,0 0,0">
          <text:p/>
        </draw:polygon>
        <draw:polygon draw:style-name="gr6" draw:text-style-name="P7" draw:layer="layout" svg:width="0.026cm" svg:height="0.085cm" svg:x="17.825cm" svg:y="21.326cm" svg:viewBox="0 0 27 86" draw:points="0,86 27,86 27,0 0,0">
          <text:p/>
        </draw:polygon>
        <draw:polygon draw:style-name="gr6" draw:text-style-name="P7" draw:layer="layout" svg:width="0.025cm" svg:height="0.085cm" svg:x="17.775cm" svg:y="21.326cm" svg:viewBox="0 0 26 86" draw:points="0,86 26,86 26,0 0,0">
          <text:p/>
        </draw:polygon>
        <draw:polygon draw:style-name="gr6" draw:text-style-name="P7" draw:layer="layout" svg:width="0.025cm" svg:height="0.025cm" svg:x="17.775cm" svg:y="21.301cm" svg:viewBox="0 0 26 26" draw:points="0,26 26,26 26,0 0,0">
          <text:p/>
        </draw:polygon>
        <draw:polygon draw:style-name="gr6" draw:text-style-name="P7" draw:layer="layout" svg:width="3.032cm" svg:height="0.025cm" svg:x="17.8cm" svg:y="21.301cm" svg:viewBox="0 0 3033 26" draw:points="0,26 3033,26 3033,0 0,0">
          <text:p/>
        </draw:polygon>
        <draw:polygon draw:style-name="gr5" draw:text-style-name="P6" draw:layer="layout" svg:width="0.008cm" svg:height="0.085cm" svg:x="20.832cm" svg:y="21.326cm" svg:viewBox="0 0 9 86" draw:points="0,86 9,86 9,0 0,0">
          <text:p/>
        </draw:polygon>
        <draw:polygon draw:style-name="gr6" draw:text-style-name="P7" draw:layer="layout" svg:width="0.008cm" svg:height="0.025cm" svg:x="20.832cm" svg:y="21.301cm" svg:viewBox="0 0 9 26" draw:points="0,26 9,26 9,0 0,0">
          <text:p/>
        </draw:polygon>
        <draw:polygon draw:style-name="gr5" draw:text-style-name="P6" draw:layer="layout" svg:width="0.009cm" svg:height="0.995cm" svg:x="2.574cm" svg:y="21.411cm" svg:viewBox="0 0 10 996" draw:points="0,996 10,996 10,0 0,0">
          <text:p/>
        </draw:polygon>
        <draw:polygon draw:style-name="gr6" draw:text-style-name="P7" draw:layer="layout" svg:width="0.026cm" svg:height="0.995cm" svg:x="11.105cm" svg:y="21.411cm" svg:viewBox="0 0 27 996" draw:points="0,996 27,996 27,0 0,0">
          <text:p/>
        </draw:polygon>
        <draw:polygon draw:style-name="gr6" draw:text-style-name="P7" draw:layer="layout" svg:width="0.026cm" svg:height="0.995cm" svg:x="11.054cm" svg:y="21.411cm" svg:viewBox="0 0 27 996" draw:points="0,996 27,996 27,0 0,0">
          <text:p/>
        </draw:polygon>
        <draw:polygon draw:style-name="gr6" draw:text-style-name="P7" draw:layer="layout" svg:width="0.026cm" svg:height="0.995cm" svg:x="14.302cm" svg:y="21.411cm" svg:viewBox="0 0 27 996" draw:points="0,996 27,996 27,0 0,0">
          <text:p/>
        </draw:polygon>
        <draw:polygon draw:style-name="gr6" draw:text-style-name="P7" draw:layer="layout" svg:width="0.026cm" svg:height="0.995cm" svg:x="14.251cm" svg:y="21.411cm" svg:viewBox="0 0 27 996" draw:points="0,996 27,996 27,0 0,0">
          <text:p/>
        </draw:polygon>
        <draw:polygon draw:style-name="gr6" draw:text-style-name="P7" draw:layer="layout" svg:width="0.026cm" svg:height="0.995cm" svg:x="17.825cm" svg:y="21.411cm" svg:viewBox="0 0 27 996" draw:points="0,996 27,996 27,0 0,0">
          <text:p/>
        </draw:polygon>
        <draw:polygon draw:style-name="gr6" draw:text-style-name="P7" draw:layer="layout" svg:width="0.025cm" svg:height="0.995cm" svg:x="17.775cm" svg:y="21.411cm" svg:viewBox="0 0 26 996" draw:points="0,996 26,996 26,0 0,0">
          <text:p/>
        </draw:polygon>
        <draw:polygon draw:style-name="gr5" draw:text-style-name="P6" draw:layer="layout" svg:width="0.008cm" svg:height="0.995cm" svg:x="20.832cm" svg:y="21.411cm" svg:viewBox="0 0 9 996" draw:points="0,996 9,996 9,0 0,0">
          <text:p/>
        </draw:polygon>
        <draw:frame draw:style-name="gr1" draw:text-style-name="P2" draw:layer="layout" svg:width="1.776cm" svg:height="0.505cm" svg:x="17.894cm" svg:y="21.432cm">
          <draw:text-box>
            <text:p text:style-name="P1"><text:span text:style-name="T2">Writing <text:s/></text:span></text:p>
          </draw:text-box>
        </draw:frame>
        <draw:frame draw:style-name="gr1" draw:text-style-name="P2" draw:layer="layout" svg:width="1.628cm" svg:height="0.505cm" svg:x="2.638cm" svg:y="22.587cm">
          <draw:text-box>
            <text:p text:style-name="P1"><text:span text:style-name="T1">English <text:s/></text:span></text:p>
          </draw:text-box>
        </draw:frame>
        <draw:frame draw:style-name="gr1" draw:text-style-name="P2" draw:layer="layout" svg:width="0.459cm" svg:height="0.505cm" svg:x="11.174cm" svg:y="22.587cm">
          <draw:text-box>
            <text:p text:style-name="P1"><text:span text:style-name="T1">1 <text:s/></text:span></text:p>
          </draw:text-box>
        </draw:frame>
        <draw:frame draw:style-name="gr1" draw:text-style-name="P2" draw:layer="layout" svg:width="0.459cm" svg:height="0.505cm" svg:x="14.37cm" svg:y="22.587cm">
          <draw:text-box>
            <text:p text:style-name="P1"><text:span text:style-name="T1">1 <text:s/></text:span></text:p>
          </draw:text-box>
        </draw:frame>
        <draw:polygon draw:style-name="gr5" draw:text-style-name="P6" draw:layer="layout" svg:width="0.009cm" svg:height="0.161cm" svg:x="2.574cm" svg:y="22.406cm" svg:viewBox="0 0 10 162" draw:points="0,162 10,162 10,0 0,0">
          <text:p/>
        </draw:polygon>
        <draw:polygon draw:style-name="gr6" draw:text-style-name="P7" draw:layer="layout" svg:width="8.471cm" svg:height="0.025cm" svg:x="2.583cm" svg:y="22.406cm" svg:viewBox="0 0 8472 26" draw:points="0,26 8472,26 8472,0 0,0">
          <text:p/>
        </draw:polygon>
        <draw:polygon draw:style-name="gr6" draw:text-style-name="P7" draw:layer="layout" svg:width="8.471cm" svg:height="0.025cm" svg:x="2.583cm" svg:y="22.457cm" svg:viewBox="0 0 8472 26" draw:points="0,26 8472,26 8472,0 0,0">
          <text:p/>
        </draw:polygon>
        <draw:polygon draw:style-name="gr6" draw:text-style-name="P7" draw:layer="layout" svg:width="0.026cm" svg:height="0.085cm" svg:x="11.105cm" svg:y="22.482cm" svg:viewBox="0 0 27 86" draw:points="0,86 27,86 27,0 0,0">
          <text:p/>
        </draw:polygon>
        <draw:polygon draw:style-name="gr6" draw:text-style-name="P7" draw:layer="layout" svg:width="0.026cm" svg:height="0.085cm" svg:x="11.054cm" svg:y="22.482cm" svg:viewBox="0 0 27 86" draw:points="0,86 27,86 27,0 0,0">
          <text:p/>
        </draw:polygon>
        <draw:polygon draw:style-name="gr6" draw:text-style-name="P7" draw:layer="layout" svg:width="0.026cm" svg:height="0.025cm" svg:x="11.054cm" svg:y="22.406cm" svg:viewBox="0 0 27 26" draw:points="0,26 27,26 27,0 0,0">
          <text:p/>
        </draw:polygon>
        <draw:polygon draw:style-name="gr6" draw:text-style-name="P7" draw:layer="layout" svg:width="0.026cm" svg:height="0.025cm" svg:x="11.054cm" svg:y="22.457cm" svg:viewBox="0 0 27 26" draw:points="0,26 27,26 27,0 0,0">
          <text:p/>
        </draw:polygon>
        <draw:polygon draw:style-name="gr6" draw:text-style-name="P7" draw:layer="layout" svg:width="0.026cm" svg:height="0.025cm" svg:x="11.105cm" svg:y="22.406cm" svg:viewBox="0 0 27 26" draw:points="0,26 27,26 27,0 0,0">
          <text:p/>
        </draw:polygon>
        <draw:polygon draw:style-name="gr6" draw:text-style-name="P7" draw:layer="layout" svg:width="0.026cm" svg:height="0.025cm" svg:x="11.105cm" svg:y="22.457cm" svg:viewBox="0 0 27 26" draw:points="0,26 27,26 27,0 0,0">
          <text:p/>
        </draw:polygon>
        <draw:polygon draw:style-name="gr6" draw:text-style-name="P7" draw:layer="layout" svg:width="3.121cm" svg:height="0.025cm" svg:x="11.131cm" svg:y="22.406cm" svg:viewBox="0 0 3122 26" draw:points="0,26 3122,26 3122,0 0,0">
          <text:p/>
        </draw:polygon>
        <draw:polygon draw:style-name="gr6" draw:text-style-name="P7" draw:layer="layout" svg:width="3.121cm" svg:height="0.025cm" svg:x="11.131cm" svg:y="22.457cm" svg:viewBox="0 0 3122 26" draw:points="0,26 3122,26 3122,0 0,0">
          <text:p/>
        </draw:polygon>
        <draw:polygon draw:style-name="gr6" draw:text-style-name="P7" draw:layer="layout" svg:width="0.026cm" svg:height="0.085cm" svg:x="14.302cm" svg:y="22.482cm" svg:viewBox="0 0 27 86" draw:points="0,86 27,86 27,0 0,0">
          <text:p/>
        </draw:polygon>
        <draw:polygon draw:style-name="gr6" draw:text-style-name="P7" draw:layer="layout" svg:width="0.026cm" svg:height="0.085cm" svg:x="14.251cm" svg:y="22.482cm" svg:viewBox="0 0 27 86" draw:points="0,86 27,86 27,0 0,0">
          <text:p/>
        </draw:polygon>
        <draw:polygon draw:style-name="gr6" draw:text-style-name="P7" draw:layer="layout" svg:width="0.026cm" svg:height="0.025cm" svg:x="14.251cm" svg:y="22.406cm" svg:viewBox="0 0 27 26" draw:points="0,26 27,26 27,0 0,0">
          <text:p/>
        </draw:polygon>
        <draw:polygon draw:style-name="gr6" draw:text-style-name="P7" draw:layer="layout" svg:width="0.026cm" svg:height="0.025cm" svg:x="14.251cm" svg:y="22.457cm" svg:viewBox="0 0 27 26" draw:points="0,26 27,26 27,0 0,0">
          <text:p/>
        </draw:polygon>
        <draw:polygon draw:style-name="gr6" draw:text-style-name="P7" draw:layer="layout" svg:width="0.026cm" svg:height="0.025cm" svg:x="14.302cm" svg:y="22.406cm" svg:viewBox="0 0 27 26" draw:points="0,26 27,26 27,0 0,0">
          <text:p/>
        </draw:polygon>
        <draw:polygon draw:style-name="gr6" draw:text-style-name="P7" draw:layer="layout" svg:width="0.026cm" svg:height="0.025cm" svg:x="14.302cm" svg:y="22.457cm" svg:viewBox="0 0 27 26" draw:points="0,26 27,26 27,0 0,0">
          <text:p/>
        </draw:polygon>
        <draw:polygon draw:style-name="gr6" draw:text-style-name="P7" draw:layer="layout" svg:width="3.446cm" svg:height="0.025cm" svg:x="14.328cm" svg:y="22.406cm" svg:viewBox="0 0 3447 26" draw:points="0,26 3447,26 3447,0 0,0">
          <text:p/>
        </draw:polygon>
        <draw:polygon draw:style-name="gr6" draw:text-style-name="P7" draw:layer="layout" svg:width="3.446cm" svg:height="0.025cm" svg:x="14.328cm" svg:y="22.457cm" svg:viewBox="0 0 3447 26" draw:points="0,26 3447,26 3447,0 0,0">
          <text:p/>
        </draw:polygon>
        <draw:polygon draw:style-name="gr6" draw:text-style-name="P7" draw:layer="layout" svg:width="0.026cm" svg:height="0.085cm" svg:x="17.825cm" svg:y="22.482cm" svg:viewBox="0 0 27 86" draw:points="0,86 27,86 27,0 0,0">
          <text:p/>
        </draw:polygon>
        <draw:polygon draw:style-name="gr6" draw:text-style-name="P7" draw:layer="layout" svg:width="0.025cm" svg:height="0.085cm" svg:x="17.775cm" svg:y="22.482cm" svg:viewBox="0 0 26 86" draw:points="0,86 26,86 26,0 0,0">
          <text:p/>
        </draw:polygon>
        <draw:polygon draw:style-name="gr6" draw:text-style-name="P7" draw:layer="layout" svg:width="0.025cm" svg:height="0.025cm" svg:x="17.775cm" svg:y="22.406cm" svg:viewBox="0 0 26 26" draw:points="0,26 26,26 26,0 0,0">
          <text:p/>
        </draw:polygon>
        <draw:polygon draw:style-name="gr6" draw:text-style-name="P7" draw:layer="layout" svg:width="0.025cm" svg:height="0.025cm" svg:x="17.775cm" svg:y="22.457cm" svg:viewBox="0 0 26 26" draw:points="0,26 26,26 26,0 0,0">
          <text:p/>
        </draw:polygon>
        <draw:polygon draw:style-name="gr6" draw:text-style-name="P7" draw:layer="layout" svg:width="0.026cm" svg:height="0.025cm" svg:x="17.825cm" svg:y="22.406cm" svg:viewBox="0 0 27 26" draw:points="0,26 27,26 27,0 0,0">
          <text:p/>
        </draw:polygon>
        <draw:polygon draw:style-name="gr6" draw:text-style-name="P7" draw:layer="layout" svg:width="0.026cm" svg:height="0.025cm" svg:x="17.825cm" svg:y="22.457cm" svg:viewBox="0 0 27 26" draw:points="0,26 27,26 27,0 0,0">
          <text:p/>
        </draw:polygon>
        <draw:polygon draw:style-name="gr6" draw:text-style-name="P7" draw:layer="layout" svg:width="2.981cm" svg:height="0.025cm" svg:x="17.851cm" svg:y="22.406cm" svg:viewBox="0 0 2982 26" draw:points="0,26 2982,26 2982,0 0,0">
          <text:p/>
        </draw:polygon>
        <draw:polygon draw:style-name="gr6" draw:text-style-name="P7" draw:layer="layout" svg:width="2.981cm" svg:height="0.025cm" svg:x="17.851cm" svg:y="22.457cm" svg:viewBox="0 0 2982 26" draw:points="0,26 2982,26 2982,0 0,0">
          <text:p/>
        </draw:polygon>
        <draw:polygon draw:style-name="gr5" draw:text-style-name="P6" draw:layer="layout" svg:width="0.008cm" svg:height="0.161cm" svg:x="20.832cm" svg:y="22.406cm" svg:viewBox="0 0 9 162" draw:points="0,162 9,162 9,0 0,0">
          <text:p/>
        </draw:polygon>
        <draw:polygon draw:style-name="gr5" draw:text-style-name="P6" draw:layer="layout" svg:width="0.009cm" svg:height="1.011cm" svg:x="2.574cm" svg:y="22.567cm" svg:viewBox="0 0 10 1012" draw:points="0,1012 10,1012 10,0 0,0">
          <text:p/>
        </draw:polygon>
        <draw:polygon draw:style-name="gr6" draw:text-style-name="P7" draw:layer="layout" svg:width="0.026cm" svg:height="1.011cm" svg:x="11.105cm" svg:y="22.567cm" svg:viewBox="0 0 27 1012" draw:points="0,1012 27,1012 27,0 0,0">
          <text:p/>
        </draw:polygon>
        <draw:polygon draw:style-name="gr6" draw:text-style-name="P7" draw:layer="layout" svg:width="0.026cm" svg:height="1.011cm" svg:x="11.054cm" svg:y="22.567cm" svg:viewBox="0 0 27 1012" draw:points="0,1012 27,1012 27,0 0,0">
          <text:p/>
        </draw:polygon>
        <draw:polygon draw:style-name="gr6" draw:text-style-name="P7" draw:layer="layout" svg:width="0.026cm" svg:height="1.011cm" svg:x="14.302cm" svg:y="22.567cm" svg:viewBox="0 0 27 1012" draw:points="0,1012 27,1012 27,0 0,0">
          <text:p/>
        </draw:polygon>
        <draw:polygon draw:style-name="gr6" draw:text-style-name="P7" draw:layer="layout" svg:width="0.026cm" svg:height="1.011cm" svg:x="14.251cm" svg:y="22.567cm" svg:viewBox="0 0 27 1012" draw:points="0,1012 27,1012 27,0 0,0">
          <text:p/>
        </draw:polygon>
        <draw:polygon draw:style-name="gr6" draw:text-style-name="P7" draw:layer="layout" svg:width="0.026cm" svg:height="1.011cm" svg:x="17.825cm" svg:y="22.567cm" svg:viewBox="0 0 27 1012" draw:points="0,1012 27,1012 27,0 0,0">
          <text:p/>
        </draw:polygon>
        <draw:polygon draw:style-name="gr6" draw:text-style-name="P7" draw:layer="layout" svg:width="0.025cm" svg:height="1.011cm" svg:x="17.775cm" svg:y="22.567cm" svg:viewBox="0 0 26 1012" draw:points="0,1012 26,1012 26,0 0,0">
          <text:p/>
        </draw:polygon>
        <draw:polygon draw:style-name="gr5" draw:text-style-name="P6" draw:layer="layout" svg:width="0.008cm" svg:height="1.011cm" svg:x="20.832cm" svg:y="22.567cm" svg:viewBox="0 0 9 1012" draw:points="0,1012 9,1012 9,0 0,0">
          <text:p/>
        </draw:polygon>
        <draw:frame draw:style-name="gr1" draw:text-style-name="P2" draw:layer="layout" svg:width="0.459cm" svg:height="0.505cm" svg:x="17.894cm" svg:y="22.587cm">
          <draw:text-box>
            <text:p text:style-name="P1"><text:span text:style-name="T1">1 <text:s/></text:span></text:p>
          </draw:text-box>
        </draw:frame>
        <draw:frame draw:style-name="gr1" draw:text-style-name="P2" draw:layer="layout" svg:width="1.827cm" svg:height="0.505cm" svg:x="2.638cm" svg:y="23.764cm">
          <draw:text-box>
            <text:p text:style-name="P1"><text:span text:style-name="T1">Luganda <text:s/></text:span></text:p>
          </draw:text-box>
        </draw:frame>
        <draw:frame draw:style-name="gr1" draw:text-style-name="P2" draw:layer="layout" svg:width="0.459cm" svg:height="0.505cm" svg:x="11.174cm" svg:y="23.764cm">
          <draw:text-box>
            <text:p text:style-name="P1"><text:span text:style-name="T1">3 <text:s/></text:span></text:p>
          </draw:text-box>
        </draw:frame>
        <draw:frame draw:style-name="gr1" draw:text-style-name="P2" draw:layer="layout" svg:width="0.459cm" svg:height="0.505cm" svg:x="14.37cm" svg:y="23.764cm">
          <draw:text-box>
            <text:p text:style-name="P1"><text:span text:style-name="T1">2 <text:s/></text:span></text:p>
          </draw:text-box>
        </draw:frame>
        <draw:polygon draw:style-name="gr5" draw:text-style-name="P6" draw:layer="layout" svg:width="0.009cm" svg:height="0.161cm" svg:x="2.574cm" svg:y="23.578cm" svg:viewBox="0 0 10 162" draw:points="0,162 10,162 10,0 0,0">
          <text:p/>
        </draw:polygon>
        <draw:polygon draw:style-name="gr6" draw:text-style-name="P7" draw:layer="layout" svg:width="8.471cm" svg:height="0.026cm" svg:x="2.583cm" svg:y="23.578cm" svg:viewBox="0 0 8472 27" draw:points="0,27 8472,27 8472,0 0,0">
          <text:p/>
        </draw:polygon>
        <draw:polygon draw:style-name="gr6" draw:text-style-name="P7" draw:layer="layout" svg:width="8.471cm" svg:height="0.026cm" svg:x="2.583cm" svg:y="23.629cm" svg:viewBox="0 0 8472 27" draw:points="0,27 8472,27 8472,0 0,0">
          <text:p/>
        </draw:polygon>
        <draw:polygon draw:style-name="gr6" draw:text-style-name="P7" draw:layer="layout" svg:width="0.026cm" svg:height="0.084cm" svg:x="11.105cm" svg:y="23.655cm" svg:viewBox="0 0 27 85" draw:points="0,85 27,85 27,0 0,0">
          <text:p/>
        </draw:polygon>
        <draw:polygon draw:style-name="gr6" draw:text-style-name="P7" draw:layer="layout" svg:width="0.026cm" svg:height="0.084cm" svg:x="11.054cm" svg:y="23.655cm" svg:viewBox="0 0 27 85" draw:points="0,85 27,85 27,0 0,0">
          <text:p/>
        </draw:polygon>
        <draw:polygon draw:style-name="gr6" draw:text-style-name="P7" draw:layer="layout" svg:width="0.026cm" svg:height="0.026cm" svg:x="11.054cm" svg:y="23.578cm" svg:viewBox="0 0 27 27" draw:points="0,27 27,27 27,0 0,0">
          <text:p/>
        </draw:polygon>
        <draw:polygon draw:style-name="gr6" draw:text-style-name="P7" draw:layer="layout" svg:width="0.026cm" svg:height="0.026cm" svg:x="11.054cm" svg:y="23.629cm" svg:viewBox="0 0 27 27" draw:points="0,27 27,27 27,0 0,0">
          <text:p/>
        </draw:polygon>
        <draw:polygon draw:style-name="gr6" draw:text-style-name="P7" draw:layer="layout" svg:width="0.026cm" svg:height="0.026cm" svg:x="11.105cm" svg:y="23.578cm" svg:viewBox="0 0 27 27" draw:points="0,27 27,27 27,0 0,0">
          <text:p/>
        </draw:polygon>
        <draw:polygon draw:style-name="gr6" draw:text-style-name="P7" draw:layer="layout" svg:width="0.026cm" svg:height="0.026cm" svg:x="11.105cm" svg:y="23.629cm" svg:viewBox="0 0 27 27" draw:points="0,27 27,27 27,0 0,0">
          <text:p/>
        </draw:polygon>
        <draw:polygon draw:style-name="gr6" draw:text-style-name="P7" draw:layer="layout" svg:width="3.121cm" svg:height="0.026cm" svg:x="11.131cm" svg:y="23.578cm" svg:viewBox="0 0 3122 27" draw:points="0,27 3122,27 3122,0 0,0">
          <text:p/>
        </draw:polygon>
        <draw:polygon draw:style-name="gr6" draw:text-style-name="P7" draw:layer="layout" svg:width="3.121cm" svg:height="0.026cm" svg:x="11.131cm" svg:y="23.629cm" svg:viewBox="0 0 3122 27" draw:points="0,27 3122,27 3122,0 0,0">
          <text:p/>
        </draw:polygon>
        <draw:polygon draw:style-name="gr6" draw:text-style-name="P7" draw:layer="layout" svg:width="0.026cm" svg:height="0.084cm" svg:x="14.302cm" svg:y="23.655cm" svg:viewBox="0 0 27 85" draw:points="0,85 27,85 27,0 0,0">
          <text:p/>
        </draw:polygon>
        <draw:polygon draw:style-name="gr6" draw:text-style-name="P7" draw:layer="layout" svg:width="0.026cm" svg:height="0.084cm" svg:x="14.251cm" svg:y="23.655cm" svg:viewBox="0 0 27 85" draw:points="0,85 27,85 27,0 0,0">
          <text:p/>
        </draw:polygon>
        <draw:polygon draw:style-name="gr6" draw:text-style-name="P7" draw:layer="layout" svg:width="0.026cm" svg:height="0.026cm" svg:x="14.251cm" svg:y="23.578cm" svg:viewBox="0 0 27 27" draw:points="0,27 27,27 27,0 0,0">
          <text:p/>
        </draw:polygon>
        <draw:polygon draw:style-name="gr6" draw:text-style-name="P7" draw:layer="layout" svg:width="0.026cm" svg:height="0.026cm" svg:x="14.251cm" svg:y="23.629cm" svg:viewBox="0 0 27 27" draw:points="0,27 27,27 27,0 0,0">
          <text:p/>
        </draw:polygon>
        <draw:polygon draw:style-name="gr6" draw:text-style-name="P7" draw:layer="layout" svg:width="0.026cm" svg:height="0.026cm" svg:x="14.302cm" svg:y="23.578cm" svg:viewBox="0 0 27 27" draw:points="0,27 27,27 27,0 0,0">
          <text:p/>
        </draw:polygon>
        <draw:polygon draw:style-name="gr6" draw:text-style-name="P7" draw:layer="layout" svg:width="0.026cm" svg:height="0.026cm" svg:x="14.302cm" svg:y="23.629cm" svg:viewBox="0 0 27 27" draw:points="0,27 27,27 27,0 0,0">
          <text:p/>
        </draw:polygon>
        <draw:polygon draw:style-name="gr6" draw:text-style-name="P7" draw:layer="layout" svg:width="3.446cm" svg:height="0.026cm" svg:x="14.328cm" svg:y="23.578cm" svg:viewBox="0 0 3447 27" draw:points="0,27 3447,27 3447,0 0,0">
          <text:p/>
        </draw:polygon>
        <draw:polygon draw:style-name="gr6" draw:text-style-name="P7" draw:layer="layout" svg:width="3.446cm" svg:height="0.026cm" svg:x="14.328cm" svg:y="23.629cm" svg:viewBox="0 0 3447 27" draw:points="0,27 3447,27 3447,0 0,0">
          <text:p/>
        </draw:polygon>
        <draw:polygon draw:style-name="gr6" draw:text-style-name="P7" draw:layer="layout" svg:width="0.026cm" svg:height="0.084cm" svg:x="17.825cm" svg:y="23.655cm" svg:viewBox="0 0 27 85" draw:points="0,85 27,85 27,0 0,0">
          <text:p/>
        </draw:polygon>
        <draw:polygon draw:style-name="gr6" draw:text-style-name="P7" draw:layer="layout" svg:width="0.025cm" svg:height="0.084cm" svg:x="17.775cm" svg:y="23.655cm" svg:viewBox="0 0 26 85" draw:points="0,85 26,85 26,0 0,0">
          <text:p/>
        </draw:polygon>
        <draw:polygon draw:style-name="gr6" draw:text-style-name="P7" draw:layer="layout" svg:width="0.025cm" svg:height="0.026cm" svg:x="17.775cm" svg:y="23.578cm" svg:viewBox="0 0 26 27" draw:points="0,27 26,27 26,0 0,0">
          <text:p/>
        </draw:polygon>
        <draw:polygon draw:style-name="gr6" draw:text-style-name="P7" draw:layer="layout" svg:width="0.025cm" svg:height="0.026cm" svg:x="17.775cm" svg:y="23.629cm" svg:viewBox="0 0 26 27" draw:points="0,27 26,27 26,0 0,0">
          <text:p/>
        </draw:polygon>
        <draw:polygon draw:style-name="gr6" draw:text-style-name="P7" draw:layer="layout" svg:width="0.026cm" svg:height="0.026cm" svg:x="17.825cm" svg:y="23.578cm" svg:viewBox="0 0 27 27" draw:points="0,27 27,27 27,0 0,0">
          <text:p/>
        </draw:polygon>
        <draw:polygon draw:style-name="gr6" draw:text-style-name="P7" draw:layer="layout" svg:width="0.026cm" svg:height="0.026cm" svg:x="17.825cm" svg:y="23.629cm" svg:viewBox="0 0 27 27" draw:points="0,27 27,27 27,0 0,0">
          <text:p/>
        </draw:polygon>
        <draw:polygon draw:style-name="gr6" draw:text-style-name="P7" draw:layer="layout" svg:width="2.981cm" svg:height="0.026cm" svg:x="17.851cm" svg:y="23.578cm" svg:viewBox="0 0 2982 27" draw:points="0,27 2982,27 2982,0 0,0">
          <text:p/>
        </draw:polygon>
        <draw:polygon draw:style-name="gr6" draw:text-style-name="P7" draw:layer="layout" svg:width="2.981cm" svg:height="0.026cm" svg:x="17.851cm" svg:y="23.629cm" svg:viewBox="0 0 2982 27" draw:points="0,27 2982,27 2982,0 0,0">
          <text:p/>
        </draw:polygon>
        <draw:polygon draw:style-name="gr5" draw:text-style-name="P6" draw:layer="layout" svg:width="0.008cm" svg:height="0.161cm" svg:x="20.832cm" svg:y="23.578cm" svg:viewBox="0 0 9 162" draw:points="0,162 9,162 9,0 0,0">
          <text:p/>
        </draw:polygon>
        <draw:polygon draw:style-name="gr5" draw:text-style-name="P6" draw:layer="layout" svg:width="0.009cm" svg:height="1.012cm" svg:x="2.574cm" svg:y="23.739cm" svg:viewBox="0 0 10 1013" draw:points="0,1013 10,1013 10,0 0,0">
          <text:p/>
        </draw:polygon>
        <draw:polygon draw:style-name="gr6" draw:text-style-name="P7" draw:layer="layout" svg:width="8.48cm" svg:height="0.025cm" svg:x="2.574cm" svg:y="24.802cm" svg:viewBox="0 0 8481 26" draw:points="0,26 8481,26 8481,0 0,0">
          <text:p/>
        </draw:polygon>
        <draw:polygon draw:style-name="gr6" draw:text-style-name="P7" draw:layer="layout" svg:width="8.48cm" svg:height="0.025cm" svg:x="2.574cm" svg:y="24.751cm" svg:viewBox="0 0 8481 26" draw:points="0,26 8481,26 8481,0 0,0">
          <text:p/>
        </draw:polygon>
        <draw:polygon draw:style-name="gr6" draw:text-style-name="P7" draw:layer="layout" svg:width="0.026cm" svg:height="1.012cm" svg:x="11.105cm" svg:y="23.739cm" svg:viewBox="0 0 27 1013" draw:points="0,1013 27,1013 27,0 0,0">
          <text:p/>
        </draw:polygon>
        <draw:polygon draw:style-name="gr6" draw:text-style-name="P7" draw:layer="layout" svg:width="0.026cm" svg:height="1.012cm" svg:x="11.054cm" svg:y="23.739cm" svg:viewBox="0 0 27 1013" draw:points="0,1013 27,1013 27,0 0,0">
          <text:p/>
        </draw:polygon>
        <draw:polygon draw:style-name="gr6" draw:text-style-name="P7" draw:layer="layout" svg:width="0.026cm" svg:height="0.025cm" svg:x="11.054cm" svg:y="24.751cm" svg:viewBox="0 0 27 26" draw:points="0,26 27,26 27,0 0,0">
          <text:p/>
        </draw:polygon>
        <draw:polygon draw:style-name="gr6" draw:text-style-name="P7" draw:layer="layout" svg:width="0.026cm" svg:height="0.025cm" svg:x="11.105cm" svg:y="24.751cm" svg:viewBox="0 0 27 26" draw:points="0,26 27,26 27,0 0,0">
          <text:p/>
        </draw:polygon>
        <draw:polygon draw:style-name="gr6" draw:text-style-name="P7" draw:layer="layout" svg:width="0.077cm" svg:height="0.025cm" svg:x="11.054cm" svg:y="24.802cm" svg:viewBox="0 0 78 26" draw:points="0,26 78,26 78,0 0,0">
          <text:p/>
        </draw:polygon>
        <draw:polygon draw:style-name="gr6" draw:text-style-name="P7" draw:layer="layout" svg:width="3.121cm" svg:height="0.025cm" svg:x="11.131cm" svg:y="24.802cm" svg:viewBox="0 0 3122 26" draw:points="0,26 3122,26 3122,0 0,0">
          <text:p/>
        </draw:polygon>
        <draw:polygon draw:style-name="gr6" draw:text-style-name="P7" draw:layer="layout" svg:width="3.121cm" svg:height="0.025cm" svg:x="11.131cm" svg:y="24.751cm" svg:viewBox="0 0 3122 26" draw:points="0,26 3122,26 3122,0 0,0">
          <text:p/>
        </draw:polygon>
        <draw:polygon draw:style-name="gr6" draw:text-style-name="P7" draw:layer="layout" svg:width="0.026cm" svg:height="1.012cm" svg:x="14.302cm" svg:y="23.739cm" svg:viewBox="0 0 27 1013" draw:points="0,1013 27,1013 27,0 0,0">
          <text:p/>
        </draw:polygon>
        <draw:polygon draw:style-name="gr6" draw:text-style-name="P7" draw:layer="layout" svg:width="0.026cm" svg:height="1.012cm" svg:x="14.251cm" svg:y="23.739cm" svg:viewBox="0 0 27 1013" draw:points="0,1013 27,1013 27,0 0,0">
          <text:p/>
        </draw:polygon>
        <draw:polygon draw:style-name="gr6" draw:text-style-name="P7" draw:layer="layout" svg:width="0.026cm" svg:height="0.025cm" svg:x="14.251cm" svg:y="24.751cm" svg:viewBox="0 0 27 26" draw:points="0,26 27,26 27,0 0,0">
          <text:p/>
        </draw:polygon>
        <draw:polygon draw:style-name="gr6" draw:text-style-name="P7" draw:layer="layout" svg:width="0.026cm" svg:height="0.025cm" svg:x="14.302cm" svg:y="24.751cm" svg:viewBox="0 0 27 26" draw:points="0,26 27,26 27,0 0,0">
          <text:p/>
        </draw:polygon>
        <draw:polygon draw:style-name="gr6" draw:text-style-name="P7" draw:layer="layout" svg:width="0.077cm" svg:height="0.025cm" svg:x="14.251cm" svg:y="24.802cm" svg:viewBox="0 0 78 26" draw:points="0,26 78,26 78,0 0,0">
          <text:p/>
        </draw:polygon>
        <draw:polygon draw:style-name="gr6" draw:text-style-name="P7" draw:layer="layout" svg:width="3.446cm" svg:height="0.025cm" svg:x="14.328cm" svg:y="24.802cm" svg:viewBox="0 0 3447 26" draw:points="0,26 3447,26 3447,0 0,0">
          <text:p/>
        </draw:polygon>
        <draw:polygon draw:style-name="gr6" draw:text-style-name="P7" draw:layer="layout" svg:width="3.446cm" svg:height="0.025cm" svg:x="14.328cm" svg:y="24.751cm" svg:viewBox="0 0 3447 26" draw:points="0,26 3447,26 3447,0 0,0">
          <text:p/>
        </draw:polygon>
        <draw:polygon draw:style-name="gr6" draw:text-style-name="P7" draw:layer="layout" svg:width="0.026cm" svg:height="1.012cm" svg:x="17.825cm" svg:y="23.739cm" svg:viewBox="0 0 27 1013" draw:points="0,1013 27,1013 27,0 0,0">
          <text:p/>
        </draw:polygon>
        <draw:polygon draw:style-name="gr6" draw:text-style-name="P7" draw:layer="layout" svg:width="0.025cm" svg:height="1.012cm" svg:x="17.775cm" svg:y="23.739cm" svg:viewBox="0 0 26 1013" draw:points="0,1013 26,1013 26,0 0,0">
          <text:p/>
        </draw:polygon>
        <draw:polygon draw:style-name="gr6" draw:text-style-name="P7" draw:layer="layout" svg:width="0.025cm" svg:height="0.025cm" svg:x="17.775cm" svg:y="24.751cm" svg:viewBox="0 0 26 26" draw:points="0,26 26,26 26,0 0,0">
          <text:p/>
        </draw:polygon>
        <draw:polygon draw:style-name="gr6" draw:text-style-name="P7" draw:layer="layout" svg:width="0.026cm" svg:height="0.025cm" svg:x="17.825cm" svg:y="24.751cm" svg:viewBox="0 0 27 26" draw:points="0,26 27,26 27,0 0,0">
          <text:p/>
        </draw:polygon>
        <draw:polygon draw:style-name="gr6" draw:text-style-name="P7" draw:layer="layout" svg:width="0.076cm" svg:height="0.025cm" svg:x="17.775cm" svg:y="24.802cm" svg:viewBox="0 0 77 26" draw:points="0,26 77,26 77,0 0,0">
          <text:p/>
        </draw:polygon>
        <draw:polygon draw:style-name="gr6" draw:text-style-name="P7" draw:layer="layout" svg:width="2.981cm" svg:height="0.025cm" svg:x="17.851cm" svg:y="24.802cm" svg:viewBox="0 0 2982 26" draw:points="0,26 2982,26 2982,0 0,0">
          <text:p/>
        </draw:polygon>
        <draw:polygon draw:style-name="gr6" draw:text-style-name="P7" draw:layer="layout" svg:width="2.981cm" svg:height="0.025cm" svg:x="17.851cm" svg:y="24.751cm" svg:viewBox="0 0 2982 26" draw:points="0,26 2982,26 2982,0 0,0">
          <text:p/>
        </draw:polygon>
        <draw:polygon draw:style-name="gr5" draw:text-style-name="P6" draw:layer="layout" svg:width="0.008cm" svg:height="1.012cm" svg:x="20.832cm" svg:y="23.739cm" svg:viewBox="0 0 9 1013" draw:points="0,1013 9,1013 9,0 0,0">
          <text:p/>
        </draw:polygon>
        <draw:polygon draw:style-name="gr6" draw:text-style-name="P7" draw:layer="layout" svg:width="0.008cm" svg:height="0.025cm" svg:x="20.832cm" svg:y="24.751cm" svg:viewBox="0 0 9 26" draw:points="0,26 9,26 9,0 0,0">
          <text:p/>
        </draw:polygon>
        <draw:polygon draw:style-name="gr6" draw:text-style-name="P7" draw:layer="layout" svg:width="0.008cm" svg:height="0.025cm" svg:x="20.832cm" svg:y="24.802cm" svg:viewBox="0 0 9 26" draw:points="0,26 9,26 9,0 0,0">
          <text:p/>
        </draw:polygon>
        <draw:line draw:style-name="gr3" draw:text-style-name="P4" draw:layer="layout" svg:x1="2.54cm" svg:y1="10.205cm" svg:x2="19.103cm" svg:y2="10.205cm">
          <text:p/>
        </draw:line>
        <draw:line draw:style-name="gr3" draw:text-style-name="P4" draw:layer="layout" svg:x1="2.54cm" svg:y1="19.54cm" svg:x2="19.103cm" svg:y2="19.54cm">
          <text:p/>
        </draw:line>
        <draw:frame draw:style-name="gr1" draw:text-style-name="P2" draw:layer="layout" svg:width="0.459cm" svg:height="0.505cm" svg:x="17.894cm" svg:y="23.764cm">
          <draw:text-box>
            <text:p text:style-name="P1"><text:span text:style-name="T1">3 <text:s/></text:span></text:p>
          </draw:text-box>
        </draw:frame>
      </draw:page>
      <draw:page draw:name="page4" draw:style-name="dp1" draw:master-page-name="master-page32">
        <draw:frame draw:style-name="gr1" draw:text-style-name="P2" draw:layer="layout" svg:width="4.798cm" svg:height="0.505cm" svg:x="2.638cm" svg:y="2.743cm">
          <draw:text-box>
            <text:p text:style-name="P1"><text:span text:style-name="T1">Runyankole/Runyakitara <text:s/></text:span></text:p>
          </draw:text-box>
        </draw:frame>
        <draw:frame draw:style-name="gr1" draw:text-style-name="P2" draw:layer="layout" svg:width="0.459cm" svg:height="0.505cm" svg:x="11.174cm" svg:y="2.743cm">
          <draw:text-box>
            <text:p text:style-name="P1"><text:span text:style-name="T1">3 <text:s/></text:span></text:p>
          </draw:text-box>
        </draw:frame>
        <draw:frame draw:style-name="gr1" draw:text-style-name="P2" draw:layer="layout" svg:width="0.459cm" svg:height="0.505cm" svg:x="14.37cm" svg:y="2.743cm">
          <draw:text-box>
            <text:p text:style-name="P1"><text:span text:style-name="T1">2 <text:s/></text:span></text:p>
          </draw:text-box>
        </draw:frame>
        <draw:polygon draw:style-name="gr5" draw:text-style-name="P6" draw:layer="layout" svg:width="0.009cm" svg:height="0.085cm" svg:x="2.574cm" svg:y="2.637cm" svg:viewBox="0 0 10 86" draw:points="0,86 10,86 10,0 0,0">
          <text:p/>
        </draw:polygon>
        <draw:polygon draw:style-name="gr6" draw:text-style-name="P7" draw:layer="layout" svg:width="0.009cm" svg:height="0.025cm" svg:x="2.574cm" svg:y="2.561cm" svg:viewBox="0 0 10 26" draw:points="0,26 10,26 10,0 0,0">
          <text:p/>
        </draw:polygon>
        <draw:polygon draw:style-name="gr6" draw:text-style-name="P7" draw:layer="layout" svg:width="0.009cm" svg:height="0.026cm" svg:x="2.574cm" svg:y="2.611cm" svg:viewBox="0 0 10 27" draw:points="0,27 10,27 10,0 0,0">
          <text:p/>
        </draw:polygon>
        <draw:polygon draw:style-name="gr6" draw:text-style-name="P7" draw:layer="layout" svg:width="8.471cm" svg:height="0.025cm" svg:x="2.583cm" svg:y="2.561cm" svg:viewBox="0 0 8472 26" draw:points="0,26 8472,26 8472,0 0,0">
          <text:p/>
        </draw:polygon>
        <draw:polygon draw:style-name="gr6" draw:text-style-name="P7" draw:layer="layout" svg:width="8.471cm" svg:height="0.026cm" svg:x="2.583cm" svg:y="2.611cm" svg:viewBox="0 0 8472 27" draw:points="0,27 8472,27 8472,0 0,0">
          <text:p/>
        </draw:polygon>
        <draw:polygon draw:style-name="gr6" draw:text-style-name="P7" draw:layer="layout" svg:width="0.026cm" svg:height="0.085cm" svg:x="11.105cm" svg:y="2.637cm" svg:viewBox="0 0 27 86" draw:points="0,86 27,86 27,0 0,0">
          <text:p/>
        </draw:polygon>
        <draw:polygon draw:style-name="gr6" draw:text-style-name="P7" draw:layer="layout" svg:width="0.026cm" svg:height="0.085cm" svg:x="11.054cm" svg:y="2.637cm" svg:viewBox="0 0 27 86" draw:points="0,86 27,86 27,0 0,0">
          <text:p/>
        </draw:polygon>
        <draw:polygon draw:style-name="gr6" draw:text-style-name="P7" draw:layer="layout" svg:width="0.077cm" svg:height="0.025cm" svg:x="11.054cm" svg:y="2.561cm" svg:viewBox="0 0 78 26" draw:points="0,26 78,26 78,0 0,0">
          <text:p/>
        </draw:polygon>
        <draw:polygon draw:style-name="gr6" draw:text-style-name="P7" draw:layer="layout" svg:width="0.026cm" svg:height="0.026cm" svg:x="11.054cm" svg:y="2.611cm" svg:viewBox="0 0 27 27" draw:points="0,27 27,27 27,0 0,0">
          <text:p/>
        </draw:polygon>
        <draw:polygon draw:style-name="gr6" draw:text-style-name="P7" draw:layer="layout" svg:width="0.026cm" svg:height="0.026cm" svg:x="11.105cm" svg:y="2.611cm" svg:viewBox="0 0 27 27" draw:points="0,27 27,27 27,0 0,0">
          <text:p/>
        </draw:polygon>
        <draw:polygon draw:style-name="gr6" draw:text-style-name="P7" draw:layer="layout" svg:width="3.121cm" svg:height="0.025cm" svg:x="11.131cm" svg:y="2.561cm" svg:viewBox="0 0 3122 26" draw:points="0,26 3122,26 3122,0 0,0">
          <text:p/>
        </draw:polygon>
        <draw:polygon draw:style-name="gr6" draw:text-style-name="P7" draw:layer="layout" svg:width="3.121cm" svg:height="0.026cm" svg:x="11.131cm" svg:y="2.611cm" svg:viewBox="0 0 3122 27" draw:points="0,27 3122,27 3122,0 0,0">
          <text:p/>
        </draw:polygon>
        <draw:polygon draw:style-name="gr6" draw:text-style-name="P7" draw:layer="layout" svg:width="0.026cm" svg:height="0.085cm" svg:x="14.302cm" svg:y="2.637cm" svg:viewBox="0 0 27 86" draw:points="0,86 27,86 27,0 0,0">
          <text:p/>
        </draw:polygon>
        <draw:polygon draw:style-name="gr6" draw:text-style-name="P7" draw:layer="layout" svg:width="0.026cm" svg:height="0.085cm" svg:x="14.251cm" svg:y="2.637cm" svg:viewBox="0 0 27 86" draw:points="0,86 27,86 27,0 0,0">
          <text:p/>
        </draw:polygon>
        <draw:polygon draw:style-name="gr6" draw:text-style-name="P7" draw:layer="layout" svg:width="0.077cm" svg:height="0.025cm" svg:x="14.251cm" svg:y="2.561cm" svg:viewBox="0 0 78 26" draw:points="0,26 78,26 78,0 0,0">
          <text:p/>
        </draw:polygon>
        <draw:polygon draw:style-name="gr6" draw:text-style-name="P7" draw:layer="layout" svg:width="0.026cm" svg:height="0.026cm" svg:x="14.251cm" svg:y="2.611cm" svg:viewBox="0 0 27 27" draw:points="0,27 27,27 27,0 0,0">
          <text:p/>
        </draw:polygon>
        <draw:polygon draw:style-name="gr6" draw:text-style-name="P7" draw:layer="layout" svg:width="0.026cm" svg:height="0.026cm" svg:x="14.302cm" svg:y="2.611cm" svg:viewBox="0 0 27 27" draw:points="0,27 27,27 27,0 0,0">
          <text:p/>
        </draw:polygon>
        <draw:polygon draw:style-name="gr6" draw:text-style-name="P7" draw:layer="layout" svg:width="3.446cm" svg:height="0.025cm" svg:x="14.328cm" svg:y="2.561cm" svg:viewBox="0 0 3447 26" draw:points="0,26 3447,26 3447,0 0,0">
          <text:p/>
        </draw:polygon>
        <draw:polygon draw:style-name="gr6" draw:text-style-name="P7" draw:layer="layout" svg:width="3.446cm" svg:height="0.026cm" svg:x="14.328cm" svg:y="2.611cm" svg:viewBox="0 0 3447 27" draw:points="0,27 3447,27 3447,0 0,0">
          <text:p/>
        </draw:polygon>
        <draw:polygon draw:style-name="gr6" draw:text-style-name="P7" draw:layer="layout" svg:width="0.026cm" svg:height="0.085cm" svg:x="17.825cm" svg:y="2.637cm" svg:viewBox="0 0 27 86" draw:points="0,86 27,86 27,0 0,0">
          <text:p/>
        </draw:polygon>
        <draw:polygon draw:style-name="gr6" draw:text-style-name="P7" draw:layer="layout" svg:width="0.025cm" svg:height="0.085cm" svg:x="17.775cm" svg:y="2.637cm" svg:viewBox="0 0 26 86" draw:points="0,86 26,86 26,0 0,0">
          <text:p/>
        </draw:polygon>
        <draw:polygon draw:style-name="gr6" draw:text-style-name="P7" draw:layer="layout" svg:width="0.076cm" svg:height="0.025cm" svg:x="17.775cm" svg:y="2.561cm" svg:viewBox="0 0 77 26" draw:points="0,26 77,26 77,0 0,0">
          <text:p/>
        </draw:polygon>
        <draw:polygon draw:style-name="gr6" draw:text-style-name="P7" draw:layer="layout" svg:width="0.025cm" svg:height="0.026cm" svg:x="17.775cm" svg:y="2.611cm" svg:viewBox="0 0 26 27" draw:points="0,27 26,27 26,0 0,0">
          <text:p/>
        </draw:polygon>
        <draw:polygon draw:style-name="gr6" draw:text-style-name="P7" draw:layer="layout" svg:width="0.026cm" svg:height="0.026cm" svg:x="17.825cm" svg:y="2.611cm" svg:viewBox="0 0 27 27" draw:points="0,27 27,27 27,0 0,0">
          <text:p/>
        </draw:polygon>
        <draw:polygon draw:style-name="gr6" draw:text-style-name="P7" draw:layer="layout" svg:width="2.981cm" svg:height="0.025cm" svg:x="17.851cm" svg:y="2.561cm" svg:viewBox="0 0 2982 26" draw:points="0,26 2982,26 2982,0 0,0">
          <text:p/>
        </draw:polygon>
        <draw:polygon draw:style-name="gr6" draw:text-style-name="P7" draw:layer="layout" svg:width="2.981cm" svg:height="0.026cm" svg:x="17.851cm" svg:y="2.611cm" svg:viewBox="0 0 2982 27" draw:points="0,27 2982,27 2982,0 0,0">
          <text:p/>
        </draw:polygon>
        <draw:polygon draw:style-name="gr5" draw:text-style-name="P6" draw:layer="layout" svg:width="0.008cm" svg:height="0.085cm" svg:x="20.832cm" svg:y="2.637cm" svg:viewBox="0 0 9 86" draw:points="0,86 9,86 9,0 0,0">
          <text:p/>
        </draw:polygon>
        <draw:polygon draw:style-name="gr6" draw:text-style-name="P7" draw:layer="layout" svg:width="0.008cm" svg:height="0.025cm" svg:x="20.832cm" svg:y="2.561cm" svg:viewBox="0 0 9 26" draw:points="0,26 9,26 9,0 0,0">
          <text:p/>
        </draw:polygon>
        <draw:polygon draw:style-name="gr6" draw:text-style-name="P7" draw:layer="layout" svg:width="0.008cm" svg:height="0.026cm" svg:x="20.832cm" svg:y="2.611cm" svg:viewBox="0 0 9 27" draw:points="0,27 9,27 9,0 0,0">
          <text:p/>
        </draw:polygon>
        <draw:polygon draw:style-name="gr5" draw:text-style-name="P6" draw:layer="layout" svg:width="0.009cm" svg:height="1cm" svg:x="2.574cm" svg:y="2.721cm" svg:viewBox="0 0 10 1001" draw:points="0,1001 10,1001 10,0 0,0">
          <text:p/>
        </draw:polygon>
        <draw:polygon draw:style-name="gr5" draw:text-style-name="P6" draw:layer="layout" svg:width="0.009cm" svg:height="0.009cm" svg:x="2.574cm" svg:y="3.721cm" svg:viewBox="0 0 10 10" draw:points="0,10 10,10 10,0 0,0">
          <text:p/>
        </draw:polygon>
        <draw:polygon draw:style-name="gr5" draw:text-style-name="P6" draw:layer="layout" svg:width="0.009cm" svg:height="0.009cm" svg:x="2.574cm" svg:y="3.721cm" svg:viewBox="0 0 10 10" draw:points="0,10 10,10 10,0 0,0">
          <text:p/>
        </draw:polygon>
        <draw:polygon draw:style-name="gr5" draw:text-style-name="P6" draw:layer="layout" svg:width="8.471cm" svg:height="0.009cm" svg:x="2.583cm" svg:y="3.721cm" svg:viewBox="0 0 8472 10" draw:points="0,10 8472,10 8472,0 0,0">
          <text:p/>
        </draw:polygon>
        <draw:polygon draw:style-name="gr6" draw:text-style-name="P7" draw:layer="layout" svg:width="0.026cm" svg:height="1cm" svg:x="11.105cm" svg:y="2.721cm" svg:viewBox="0 0 27 1001" draw:points="0,1001 27,1001 27,0 0,0">
          <text:p/>
        </draw:polygon>
        <draw:polygon draw:style-name="gr6" draw:text-style-name="P7" draw:layer="layout" svg:width="0.026cm" svg:height="1cm" svg:x="11.054cm" svg:y="2.721cm" svg:viewBox="0 0 27 1001" draw:points="0,1001 27,1001 27,0 0,0">
          <text:p/>
        </draw:polygon>
        <draw:polygon draw:style-name="gr5" draw:text-style-name="P6" draw:layer="layout" svg:width="0.009cm" svg:height="0.009cm" svg:x="11.054cm" svg:y="3.721cm" svg:viewBox="0 0 10 10" draw:points="0,10 10,10 10,0 0,0">
          <text:p/>
        </draw:polygon>
        <draw:polygon draw:style-name="gr5" draw:text-style-name="P6" draw:layer="layout" svg:width="3.189cm" svg:height="0.009cm" svg:x="11.063cm" svg:y="3.721cm" svg:viewBox="0 0 3190 10" draw:points="0,10 3190,10 3190,0 0,0">
          <text:p/>
        </draw:polygon>
        <draw:polygon draw:style-name="gr6" draw:text-style-name="P7" draw:layer="layout" svg:width="0.026cm" svg:height="1cm" svg:x="14.302cm" svg:y="2.721cm" svg:viewBox="0 0 27 1001" draw:points="0,1001 27,1001 27,0 0,0">
          <text:p/>
        </draw:polygon>
        <draw:polygon draw:style-name="gr6" draw:text-style-name="P7" draw:layer="layout" svg:width="0.026cm" svg:height="1cm" svg:x="14.251cm" svg:y="2.721cm" svg:viewBox="0 0 27 1001" draw:points="0,1001 27,1001 27,0 0,0">
          <text:p/>
        </draw:polygon>
        <draw:polygon draw:style-name="gr5" draw:text-style-name="P6" draw:layer="layout" svg:width="0.01cm" svg:height="0.009cm" svg:x="14.251cm" svg:y="3.721cm" svg:viewBox="0 0 11 10" draw:points="0,10 11,10 11,0 0,0">
          <text:p/>
        </draw:polygon>
        <draw:polygon draw:style-name="gr5" draw:text-style-name="P6" draw:layer="layout" svg:width="3.514cm" svg:height="0.009cm" svg:x="14.26cm" svg:y="3.721cm" svg:viewBox="0 0 3515 10" draw:points="0,10 3515,10 3515,0 0,0">
          <text:p/>
        </draw:polygon>
        <draw:polygon draw:style-name="gr6" draw:text-style-name="P7" draw:layer="layout" svg:width="0.026cm" svg:height="1cm" svg:x="17.825cm" svg:y="2.721cm" svg:viewBox="0 0 27 1001" draw:points="0,1001 27,1001 27,0 0,0">
          <text:p/>
        </draw:polygon>
        <draw:polygon draw:style-name="gr6" draw:text-style-name="P7" draw:layer="layout" svg:width="0.025cm" svg:height="1cm" svg:x="17.775cm" svg:y="2.721cm" svg:viewBox="0 0 26 1001" draw:points="0,1001 26,1001 26,0 0,0">
          <text:p/>
        </draw:polygon>
        <draw:polygon draw:style-name="gr5" draw:text-style-name="P6" draw:layer="layout" svg:width="0.008cm" svg:height="0.009cm" svg:x="17.775cm" svg:y="3.721cm" svg:viewBox="0 0 9 10" draw:points="0,10 9,10 9,0 0,0">
          <text:p/>
        </draw:polygon>
        <draw:polygon draw:style-name="gr5" draw:text-style-name="P6" draw:layer="layout" svg:width="3.049cm" svg:height="0.009cm" svg:x="17.783cm" svg:y="3.721cm" svg:viewBox="0 0 3050 10" draw:points="0,10 3050,10 3050,0 0,0">
          <text:p/>
        </draw:polygon>
        <draw:polygon draw:style-name="gr5" draw:text-style-name="P6" draw:layer="layout" svg:width="0.008cm" svg:height="1cm" svg:x="20.832cm" svg:y="2.721cm" svg:viewBox="0 0 9 1001" draw:points="0,1001 9,1001 9,0 0,0">
          <text:p/>
        </draw:polygon>
        <draw:polygon draw:style-name="gr5" draw:text-style-name="P6" draw:layer="layout" svg:width="0.008cm" svg:height="0.009cm" svg:x="20.832cm" svg:y="3.721cm" svg:viewBox="0 0 9 10" draw:points="0,10 9,10 9,0 0,0">
          <text:p/>
        </draw:polygon>
        <draw:polygon draw:style-name="gr5" draw:text-style-name="P6" draw:layer="layout" svg:width="0.008cm" svg:height="0.009cm" svg:x="20.832cm" svg:y="3.721cm" svg:viewBox="0 0 9 10" draw:points="0,10 9,10 9,0 0,0">
          <text:p/>
        </draw:polygon>
        <draw:frame draw:style-name="gr1" draw:text-style-name="P2" draw:layer="layout" svg:width="0.459cm" svg:height="0.505cm" svg:x="17.894cm" svg:y="2.743cm">
          <draw:text-box>
            <text:p text:style-name="P1"><text:span text:style-name="T1">3 <text:s/></text:span></text:p>
          </draw:text-box>
        </draw:frame>
        <draw:frame draw:style-name="gr1" draw:text-style-name="P2" draw:layer="layout" svg:width="0.456cm" svg:height="0.505cm" svg:x="19.104cm" svg:y="3.797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56cm" svg:height="0.505cm" svg:x="2.541cm" svg:y="4.538cm">
          <draw:text-box>
            <text:p text:style-name="P1"><text:span text:style-name="T2"><text:s text:c="2"/></text:span></text:p>
          </draw:text-box>
        </draw:frame>
        <draw:frame draw:style-name="gr1" draw:text-style-name="P2" draw:layer="layout" svg:width="0.456cm" svg:height="0.505cm" svg:x="2.541cm" svg:y="5.389cm">
          <draw:text-box>
            <text:p text:style-name="P1"><text:span text:style-name="T2"><text:s text:c="2"/></text:span></text:p>
          </draw:text-box>
        </draw:frame>
        <draw:frame draw:style-name="gr1" draw:text-style-name="P2" draw:layer="layout" svg:width="0.456cm" svg:height="0.505cm" svg:x="2.541cm" svg:y="6.235cm">
          <draw:text-box>
            <text:p text:style-name="P1"><text:span text:style-name="T2"><text:s text:c="2"/></text:span></text:p>
          </draw:text-box>
        </draw:frame>
        <draw:frame draw:style-name="gr1" draw:text-style-name="P2" draw:layer="layout" svg:width="0.456cm" svg:height="0.505cm" svg:x="2.541cm" svg:y="7.082cm">
          <draw:text-box>
            <text:p text:style-name="P1"><text:span text:style-name="T2"><text:s text:c="2"/></text:span></text:p>
          </draw:text-box>
        </draw:frame>
        <draw:frame draw:style-name="gr1" draw:text-style-name="P2" draw:layer="layout" svg:width="3.304cm" svg:height="0.505cm" svg:x="2.515cm" svg:y="7.658cm">
          <draw:text-box>
            <text:p text:style-name="P1"><text:span text:style-name="T2">REFERENCES <text:s/></text:span></text:p>
          </draw:text-box>
        </draw:frame>
        <draw:frame draw:style-name="gr1" draw:text-style-name="P2" draw:layer="layout" svg:width="6.132cm" svg:height="0.505cm" svg:x="2.541cm" svg:y="8.51cm">
          <draw:text-box>
            <text:p text:style-name="P1"><text:span text:style-name="T1">MR TWINEMATSIKO EVANS </text:span></text:p>
          </draw:text-box>
        </draw:frame>
        <draw:frame draw:style-name="gr1" draw:text-style-name="P2" draw:layer="layout" svg:width="4.747cm" svg:height="0.505cm" svg:x="2.541cm" svg:y="9.039cm">
          <draw:text-box>
            <text:p text:style-name="P1"><text:span text:style-name="T1"><text:s/></text:span><text:span text:style-name="T1">MITOOMA DISTRICT <text:s/></text:span></text:p>
          </draw:text-box>
        </draw:frame>
        <draw:frame draw:style-name="gr1" draw:text-style-name="P2" draw:layer="layout" svg:width="8.38cm" svg:height="0.505cm" svg:x="2.541cm" svg:y="9.564cm">
          <draw:text-box>
            <text:p text:style-name="P1"><text:span text:style-name="T1">Deputy Chief Administrative Officer (CAO) <text:s/></text:span></text:p>
          </draw:text-box>
        </draw:frame>
        <draw:frame draw:style-name="gr1" draw:text-style-name="P2" draw:layer="layout" svg:width="2.093cm" svg:height="0.505cm" svg:x="2.541cm" svg:y="10.093cm">
          <draw:text-box>
            <text:p text:style-name="P1"><text:span text:style-name="T1">Sex: Male <text:s/></text:span></text:p>
          </draw:text-box>
        </draw:frame>
        <draw:frame draw:style-name="gr1" draw:text-style-name="P2" draw:layer="layout" svg:width="4.612cm" svg:height="0.505cm" svg:x="2.541cm" svg:y="10.618cm">
          <draw:text-box>
            <text:p text:style-name="P1"><text:span text:style-name="T1">Phone : +256782959773 </text:span></text:p>
          </draw:text-box>
        </draw:frame>
        <draw:frame draw:style-name="gr1" draw:text-style-name="P2" draw:layer="layout" svg:width="0.456cm" svg:height="0.505cm" svg:x="2.541cm" svg:y="11.14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25cm" svg:height="0.505cm" svg:x="2.541cm" svg:y="11.676cm">
          <draw:text-box>
            <text:p text:style-name="P1"><text:span text:style-name="T1">MR ABEL <text:s/></text:span></text:p>
          </draw:text-box>
        </draw:frame>
        <draw:frame draw:style-name="gr1" draw:text-style-name="P2" draw:layer="layout" svg:width="12.169cm" svg:height="0.505cm" svg:x="2.541cm" svg:y="12.201cm">
          <draw:text-box>
            <text:p text:style-name="P1"><text:span text:style-name="T1">QUICK ACCOUNTS FINANCIAL MANAGEMENT SYSTEM <text:s/></text:span></text:p>
          </draw:text-box>
        </draw:frame>
        <draw:frame draw:style-name="gr1" draw:text-style-name="P2" draw:layer="layout" svg:width="1.979cm" svg:height="0.505cm" svg:x="2.541cm" svg:y="12.73cm">
          <draw:text-box>
            <text:p text:style-name="P1"><text:span text:style-name="T1">Sex: Male </text:span></text:p>
          </draw:text-box>
        </draw:frame>
        <draw:frame draw:style-name="gr1" draw:text-style-name="P2" draw:layer="layout" svg:width="3.901cm" svg:height="0.505cm" svg:x="2.541cm" svg:y="13.255cm">
          <draw:text-box>
            <text:p text:style-name="P1"><text:span text:style-name="T1"><text:s/></text:span><text:span text:style-name="T1">Phone: 0777842873 </text:span></text:p>
          </draw:text-box>
        </draw:frame>
        <draw:frame draw:style-name="gr1" draw:text-style-name="P2" draw:layer="layout" svg:width="0.456cm" svg:height="0.505cm" svg:x="2.541cm" svg:y="13.78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297cm" svg:height="0.505cm" svg:x="2.541cm" svg:y="14.31cm">
          <draw:text-box>
            <text:p text:style-name="P1"><text:span text:style-name="T1">MR. FELIX BALITUMYE CEO <text:s/></text:span></text:p>
          </draw:text-box>
        </draw:frame>
        <draw:frame draw:style-name="gr1" draw:text-style-name="P2" draw:layer="layout" svg:width="0.456cm" svg:height="0.505cm" svg:x="13.393cm" svg:y="14.3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535cm" svg:height="0.505cm" svg:x="2.541cm" svg:y="14.839cm">
          <draw:text-box>
            <text:p text:style-name="P1"><text:span text:style-name="T1">COMPUTING PALACE AND TECHNOLOGIES <text:s/></text:span></text:p>
          </draw:text-box>
        </draw:frame>
        <draw:polygon draw:style-name="gr2" draw:text-style-name="P3" draw:layer="layout" svg:width="4.996cm" svg:height="0.021cm" svg:x="4.026cm" svg:y="15.826cm" svg:viewBox="0 0 4997 22" draw:points="0,22 4997,22 4997,0 0,0">
          <text:p/>
        </draw:polygon>
        <draw:frame draw:style-name="gr1" draw:text-style-name="P2" draw:layer="layout" svg:width="6.576cm" svg:height="0.505cm" svg:x="2.541cm" svg:y="15.369cm">
          <draw:text-box>
            <text:p text:style-name="P1"><text:span text:style-name="T1">E-mail: </text:span><text:span text:style-name="T3">Info@computingpalace.net</text:span><text:span text:style-name="T1"> </text:span></text:p>
          </draw:text-box>
        </draw:frame>
        <draw:frame draw:style-name="gr1" draw:text-style-name="P2" draw:layer="layout" svg:width="2.093cm" svg:height="0.505cm" svg:x="2.541cm" svg:y="15.893cm">
          <draw:text-box>
            <text:p text:style-name="P1"><text:span text:style-name="T1"><text:s/></text:span><text:span text:style-name="T1">Sex: Male </text:span></text:p>
          </draw:text-box>
        </draw:frame>
        <draw:frame draw:style-name="gr1" draw:text-style-name="P2" draw:layer="layout" svg:width="3.672cm" svg:height="0.505cm" svg:x="2.541cm" svg:y="16.423cm">
          <draw:text-box>
            <text:p text:style-name="P1"><text:span text:style-name="T1"><text:s/></text:span><text:span text:style-name="T1">Phone: 070076305 </text:span></text:p>
          </draw:text-box>
        </draw:frame>
        <draw:frame draw:style-name="gr1" draw:text-style-name="P2" draw:layer="layout" svg:width="0.456cm" svg:height="0.505cm" svg:x="2.541cm" svg:y="16.948cm">
          <draw:text-box>
            <text:p text:style-name="P1"><text:span text:style-name="T1"><text:s/></text:span></text:p>
          </draw:text-box>
        </draw:frame>
        <draw:line draw:style-name="gr3" draw:text-style-name="P4" draw:layer="layout" svg:x1="2.54cm" svg:y1="4.185cm" svg:x2="19.103cm" svg:y2="4.185cm">
          <text:p/>
        </draw:line>
        <draw:line draw:style-name="gr3" draw:text-style-name="P4" draw:layer="layout" svg:x1="2.54cm" svg:y1="17.879cm" svg:x2="19.103cm" svg:y2="17.879cm">
          <text:p/>
        </draw:line>
        <draw:frame draw:style-name="gr1" draw:text-style-name="P2" draw:layer="layout" svg:width="0.456cm" svg:height="0.505cm" svg:x="19.104cm" svg:y="17.472cm">
          <draw:text-box>
            <text:p text:style-name="P1"><text:span text:style-name="T1"><text:s text:c="2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document-statistic meta:object-count="325"/>
    <meta:generator>LibreOffice/24.2.5.2$Windows_X86_64 LibreOffice_project/bffef4ea93e59bebbeaf7f431bb02b1a39ee8a59</meta:generator>
  </office:meta>
</office:document-meta>
</file>